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cm"/>
    </style:style>
    <style:style style:name="ro1" style:family="table-row">
      <style:table-row-properties style:row-height="0.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nsolas"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egoe UI" fo:font-size="8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Consolas" fo:font-size="8pt"/>
    </style:style>
    <style:style style:name="ce5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style:font-name="Consolas" fo:font-size="8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Consolas" fo:font-size="8pt"/>
    </style:style>
    <style:style style:name="ce7" style:family="table-cell" style:parent-style-name="Default">
      <style:table-cell-properties fo:background-color="#00ff00"/>
      <style:text-properties fo:font-size="8pt"/>
    </style:style>
    <style:style style:name="ce8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font-name="Consolas" fo:font-size="8pt"/>
    </style:style>
    <style:style style:name="ce9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font-name="Consolas" fo:font-size="8pt"/>
    </style:style>
    <style:style style:name="ce10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  <style:text-properties style:font-name="Consolas" fo:font-size="8pt"/>
    </style:style>
    <style:style style:name="ce1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font-name="Consolas" fo:font-size="8pt"/>
    </style:style>
    <style:style style:name="ce12" style:family="table-cell" style:parent-style-name="Default">
      <style:table-cell-properties fo:background-color="#00ff00" style:text-align-source="fix" style:repeat-content="false" style:rotation-angle="90" style:vertical-align="middle"/>
      <style:paragraph-properties fo:text-align="center"/>
      <style:text-properties fo:font-size="8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Segoe UI" fo:font-size="8pt"/>
    </style:style>
    <style:style style:name="ce15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font-name="Consolas" fo:font-size="8pt"/>
    </style:style>
    <style:style style:name="ce1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8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8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Segoe UI" fo:font-size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nsolas" fo:font-size="8pt" fo:font-weight="bold"/>
    </style:style>
    <style:style style:name="ce20" style:family="table-cell" style:parent-style-name="Default">
      <style:table-cell-properties fo:background-color="#ff9966" style:text-align-source="fix" style:repeat-content="false" style:vertical-align="middle"/>
      <style:paragraph-properties fo:text-align="center"/>
      <style:text-properties style:font-name="Segoe UI" fo:font-size="8pt"/>
    </style:style>
    <style:style style:name="ce21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  <style:text-properties fo:font-size="8pt"/>
    </style:style>
    <style:style style:name="ce2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font-name="Segoe UI" fo:font-size="8pt"/>
    </style:style>
    <style:style style:name="ce2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font-size="8pt"/>
    </style:style>
    <style:style style:name="ce24" style:family="table-cell" style:parent-style-name="Default">
      <style:table-cell-properties fo:background-color="transparent"/>
      <style:text-properties fo:font-size="8pt"/>
    </style:style>
    <style:style style:name="ce25" style:family="table-cell" style:parent-style-name="Default">
      <style:table-cell-properties fo:background-color="#0000ff" style:text-align-source="fix" style:repeat-content="false" style:rotation-angle="270" style:vertical-align="middle"/>
      <style:paragraph-properties fo:text-align="center"/>
      <style:text-properties fo:font-size="8pt"/>
    </style:style>
    <style:style style:name="ce26" style:family="table-cell" style:parent-style-name="Default">
      <style:table-cell-properties fo:background-color="#0000ff"/>
      <style:text-properties fo:font-size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pt"/>
    </style:style>
    <style:style style:name="ce30" style:family="table-cell" style:parent-style-name="Default" style:data-style-name="N37">
      <style:table-cell-properties style:text-align-source="fix" style:repeat-content="false" style:vertical-align="middle"/>
      <style:paragraph-properties fo:text-align="start"/>
      <style:text-properties fo:font-size="8pt"/>
    </style:style>
    <style:style style:name="gr1" style:family="graphic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calculation-settings table:precision-as-shown="true"/>
      <table:table table:name="CodeStar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4"/>
          <table:table-cell table:style-name="ce13"/>
          <table:table-cell table:style-name="ce17" table:number-columns-repeated="26"/>
          <table:table-cell table:style-name="ce24"/>
          <table:table-cell table:number-columns-repeated="224"/>
        </table:table-row>
        <table:table-row table:style-name="ro1">
          <table:table-cell/>
          <table:table-cell>
            <draw:custom-shape table:end-cell-address="CodeStar.AH22" table:end-x="0.038cm" table:end-y="0.039cm" draw:z-index="0" draw:style-name="gr1" draw:text-style-name="P1" svg:width="8.791cm" svg:height="5.421cm" svg:x="0.187cm" svg:y="0.2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13"/>
          <table:table-cell table:style-name="ce17" table:number-columns-repeated="26"/>
          <table:table-cell table:style-name="ce24"/>
          <table:table-cell table:number-columns-repeated="224"/>
        </table:table-row>
        <table:table-row table:style-name="ro1">
          <table:table-cell table:number-columns-repeated="4"/>
          <table:table-cell table:style-name="ce14" office:value-type="string" table:number-columns-spanned="9" table:number-rows-spanned="1">
            <text:p>Security Access</text:p>
          </table:table-cell>
          <table:covered-table-cell table:number-columns-repeated="8" table:style-name="ce18"/>
          <table:table-cell table:style-name="ce20" office:value-type="string" table:number-columns-spanned="9" table:number-rows-spanned="1">
            <text:p>Numbers</text:p>
          </table:table-cell>
          <table:covered-table-cell table:number-columns-repeated="8" table:style-name="ce20"/>
          <table:table-cell table:style-name="ce22" office:value-type="string" table:number-columns-spanned="9" table:number-rows-spanned="1">
            <text:p>&lt;empty&gt;</text:p>
          </table:table-cell>
          <table:covered-table-cell table:number-columns-repeated="8" table:style-name="ce22"/>
          <table:table-cell table:number-columns-repeated="7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38"/>
          <table:table-cell table:style-name="ce28" office:value-type="string" table:number-columns-spanned="20" table:number-rows-spanned="1">
            <text:p>1. Enter a codewort containing each letter only once</text:p>
          </table:table-cell>
          <table:covered-table-cell table:style-name="ce30"/>
          <table:covered-table-cell table:number-columns-repeated="18" table:style-name="ce27"/>
          <table:table-cell table:style-name="ce27" table:number-columns-repeated="2"/>
          <table:table-cell table:number-columns-repeated="196"/>
        </table:table-row>
        <table:table-row table:style-name="ro1">
          <table:table-cell table:number-columns-repeated="2"/>
          <table:table-cell table:style-name="ce12" office:value-type="string" table:number-columns-spanned="1" table:number-rows-spanned="15">
            <text:p>&lt;empty&gt;</text:p>
          </table:table-cell>
          <table:table-cell/>
          <table:table-cell table:style-name="ce4" table:formula="oooc:=HLOOKUP([.F6];[.$F$24:.$AE$32];2;0)" office:value-type="string" office:string-value="W">
            <text:p>W</text:p>
          </table:table-cell>
          <table:table-cell table:style-name="ce5" table:formula="oooc:=HLOOKUP([.F6];[.$F$24:.$AE$32];3;0)" office:value-type="string" office:string-value="F">
            <text:p>F</text:p>
          </table:table-cell>
          <table:table-cell table:style-name="ce6" table:formula="oooc:=HLOOKUP([.F6];[.$F$24:.$AE$32];4;0)" office:value-type="string" office:string-value="^">
            <text:p>^</text:p>
          </table:table-cell>
          <table:table-cell table:style-name="ce2"/>
          <table:table-cell table:style-name="ce4" table:formula="oooc:=HLOOKUP([.J6];[.$F$24:.$AE$32];2;0)" office:value-type="string" office:string-value="n">
            <text:p>n</text:p>
          </table:table-cell>
          <table:table-cell table:style-name="ce5" table:formula="oooc:=HLOOKUP([.J6];[.$F$24:.$AE$32];3;0)" office:value-type="string" office:string-value="@">
            <text:p>@</text:p>
          </table:table-cell>
          <table:table-cell table:style-name="ce6" table:formula="oooc:=HLOOKUP([.J6];[.$F$24:.$AE$32];4;0)" office:value-type="string" office:string-value="`">
            <text:p>`</text:p>
          </table:table-cell>
          <table:table-cell table:style-name="ce2"/>
          <table:table-cell table:style-name="ce4" table:formula="oooc:=HLOOKUP([.N6];[.$F$24:.$AE$32];2;0)" office:value-type="string" office:string-value="P">
            <text:p>P</text:p>
          </table:table-cell>
          <table:table-cell table:style-name="ce5" table:formula="oooc:=HLOOKUP([.N6];[.$F$24:.$AE$32];3;0)" office:value-type="string" office:string-value="q">
            <text:p>q</text:p>
          </table:table-cell>
          <table:table-cell table:style-name="ce6" table:formula="oooc:=HLOOKUP([.N6];[.$F$24:.$AE$32];4;0)" office:value-type="string" office:string-value="+">
            <text:p>+</text:p>
          </table:table-cell>
          <table:table-cell table:style-name="ce2"/>
          <table:table-cell table:style-name="ce4" table:formula="oooc:=HLOOKUP([.R6];[.$F$24:.$AE$32];2;0)" office:value-type="string" office:string-value="r">
            <text:p>r</text:p>
          </table:table-cell>
          <table:table-cell table:style-name="ce5" table:formula="oooc:=HLOOKUP([.R6];[.$F$24:.$AE$32];3;0)" office:value-type="string" office:string-value="!">
            <text:p>!</text:p>
          </table:table-cell>
          <table:table-cell table:style-name="ce6" table:formula="oooc:=HLOOKUP([.R6];[.$F$24:.$AE$32];4;0)" office:value-type="string" office:string-value="B">
            <text:p>B</text:p>
          </table:table-cell>
          <table:table-cell table:style-name="ce2"/>
          <table:table-cell table:style-name="ce4" table:formula="oooc:=HLOOKUP([.V6];[.$F$24:.$AE$32];2;0)" office:value-type="string" office:string-value="C">
            <text:p>C</text:p>
          </table:table-cell>
          <table:table-cell table:style-name="ce5" table:formula="oooc:=HLOOKUP([.V6];[.$F$24:.$AE$32];3;0)" office:value-type="float" office:value="3">
            <text:p>3</text:p>
          </table:table-cell>
          <table:table-cell table:style-name="ce6" table:formula="oooc:=HLOOKUP([.V6];[.$F$24:.$AE$32];4;0)" office:value-type="string" office:string-value="3">
            <text:p>3</text:p>
          </table:table-cell>
          <table:table-cell table:style-name="ce2"/>
          <table:table-cell table:style-name="ce4" table:formula="oooc:=HLOOKUP([.Z6];[.$F$24:.$AE$32];2;0)" office:value-type="string" office:string-value="D">
            <text:p>D</text:p>
          </table:table-cell>
          <table:table-cell table:style-name="ce5" table:formula="oooc:=HLOOKUP([.Z6];[.$F$24:.$AE$32];3;0)" office:value-type="string" office:string-value="J">
            <text:p>J</text:p>
          </table:table-cell>
          <table:table-cell table:style-name="ce6" table:formula="oooc:=HLOOKUP([.Z6];[.$F$24:.$AE$32];4;0)" office:value-type="string" office:string-value="k">
            <text:p>k</text:p>
          </table:table-cell>
          <table:table-cell table:style-name="ce2"/>
          <table:table-cell table:style-name="ce4" table:formula="oooc:=HLOOKUP([.AD6];[.$F$24:.$AE$32];2;0)" office:value-type="string" office:string-value="L">
            <text:p>L</text:p>
          </table:table-cell>
          <table:table-cell table:style-name="ce5" table:formula="oooc:=HLOOKUP([.AD6];[.$F$24:.$AE$32];3;0)" office:value-type="string" office:string-value="q">
            <text:p>q</text:p>
          </table:table-cell>
          <table:table-cell table:style-name="ce6" table:formula="oooc:=HLOOKUP([.AD6];[.$F$24:.$AE$32];4;0)" office:value-type="string" office:string-value="c">
            <text:p>c</text:p>
          </table:table-cell>
          <table:table-cell/>
          <table:table-cell table:style-name="ce25" office:value-type="string" table:number-columns-spanned="1" table:number-rows-spanned="15">
            <text:p>&lt;empty&gt;</text:p>
          </table:table-cell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5" table:formula="oooc:=HLOOKUP([.F6];[.$F$24:.$AE$32];5;0)" office:value-type="string" office:string-value="e">
            <text:p>e</text:p>
          </table:table-cell>
          <table:table-cell table:style-name="ce19" office:value-type="string">
            <text:p>A</text:p>
          </table:table-cell>
          <table:table-cell table:style-name="ce8" table:formula="oooc:=HLOOKUP([.F6];[.$F$24:.$AE$32];6;0)" office:value-type="string" office:string-value="&lt;">
            <text:p>&lt;</text:p>
          </table:table-cell>
          <table:table-cell table:style-name="ce2"/>
          <table:table-cell table:style-name="ce15" table:formula="oooc:=HLOOKUP([.J6];[.$F$24:.$AE$32];5;0)" office:value-type="string" office:string-value="N">
            <text:p>N</text:p>
          </table:table-cell>
          <table:table-cell table:style-name="ce19" office:value-type="string">
            <text:p>B</text:p>
          </table:table-cell>
          <table:table-cell table:style-name="ce8" table:formula="oooc:=HLOOKUP([.J6];[.$F$24:.$AE$32];6;0)" office:value-type="string" office:string-value="I">
            <text:p>I</text:p>
          </table:table-cell>
          <table:table-cell table:style-name="ce2"/>
          <table:table-cell table:style-name="ce15" table:formula="oooc:=HLOOKUP([.N6];[.$F$24:.$AE$32];5;0)" office:value-type="string" office:string-value="?">
            <text:p>?</text:p>
          </table:table-cell>
          <table:table-cell table:style-name="ce19" office:value-type="string">
            <text:p>C</text:p>
          </table:table-cell>
          <table:table-cell table:style-name="ce8" table:formula="oooc:=HLOOKUP([.N6];[.$F$24:.$AE$32];6;0)" office:value-type="string" office:string-value="R">
            <text:p>R</text:p>
          </table:table-cell>
          <table:table-cell table:style-name="ce2"/>
          <table:table-cell table:style-name="ce15" table:formula="oooc:=HLOOKUP([.R6];[.$F$24:.$AE$32];5;0)" office:value-type="string" office:string-value="z">
            <text:p>z</text:p>
          </table:table-cell>
          <table:table-cell table:style-name="ce19" office:value-type="string">
            <text:p>D</text:p>
          </table:table-cell>
          <table:table-cell table:style-name="ce8" table:formula="oooc:=HLOOKUP([.R6];[.$F$24:.$AE$32];6;0)" office:value-type="string" office:string-value="e">
            <text:p>e</text:p>
          </table:table-cell>
          <table:table-cell table:style-name="ce2"/>
          <table:table-cell table:style-name="ce15" table:formula="oooc:=HLOOKUP([.V6];[.$F$24:.$AE$32];5;0)" office:value-type="string" office:string-value="Z">
            <text:p>Z</text:p>
          </table:table-cell>
          <table:table-cell table:style-name="ce19" office:value-type="string">
            <text:p>E</text:p>
          </table:table-cell>
          <table:table-cell table:style-name="ce8" table:formula="oooc:=HLOOKUP([.V6];[.$F$24:.$AE$32];6;0)" office:value-type="string" office:string-value="7">
            <text:p>7</text:p>
          </table:table-cell>
          <table:table-cell table:style-name="ce2"/>
          <table:table-cell table:style-name="ce15" table:formula="oooc:=HLOOKUP([.Z6];[.$F$24:.$AE$32];5;0)" office:value-type="string" office:string-value="&gt;">
            <text:p>&gt;</text:p>
          </table:table-cell>
          <table:table-cell table:style-name="ce19" office:value-type="string">
            <text:p>F</text:p>
          </table:table-cell>
          <table:table-cell table:style-name="ce8" table:formula="oooc:=HLOOKUP([.Z6];[.$F$24:.$AE$32];6;0)" office:value-type="string" office:string-value="[">
            <text:p>[</text:p>
          </table:table-cell>
          <table:table-cell table:style-name="ce2"/>
          <table:table-cell table:style-name="ce15" table:formula="oooc:=HLOOKUP([.AD6];[.$F$24:.$AE$32];5;0)" office:value-type="string" office:string-value="H">
            <text:p>H</text:p>
          </table:table-cell>
          <table:table-cell table:style-name="ce19" office:value-type="string">
            <text:p>G</text:p>
          </table:table-cell>
          <table:table-cell table:style-name="ce8" table:formula="oooc:=HLOOKUP([.AD6];[.$F$24:.$AE$32];6;0)" office:value-type="string" office:string-value="+">
            <text:p>+</text:p>
          </table:table-cell>
          <table:table-cell/>
          <table:covered-table-cell table:style-name="ce26"/>
          <table:table-cell table:number-columns-repeated="5"/>
          <table:table-cell table:style-name="ce27" office:value-type="string" table:number-columns-spanned="20" table:number-rows-spanned="1">
            <text:p>2. Enter your passwords/PINs</text:p>
          </table:table-cell>
          <table:covered-table-cell table:number-columns-repeated="19" table:style-name="ce27"/>
          <table:table-cell table:style-name="ce27" table:number-columns-repeated="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1" table:formula="oooc:=HLOOKUP([.F6];[.$F$24:.$AE$32];9;0)" office:value-type="string" office:string-value="o">
            <text:p>o</text:p>
          </table:table-cell>
          <table:table-cell table:style-name="ce10" table:formula="oooc:=HLOOKUP([.F6];[.$F$24:.$AE$32];8;0)" office:value-type="string" office:string-value=",">
            <text:p>,</text:p>
          </table:table-cell>
          <table:table-cell table:style-name="ce9" table:formula="oooc:=HLOOKUP([.F6];[.$F$24:.$AE$32];7;0)" office:value-type="string" office:string-value="n">
            <text:p>n</text:p>
          </table:table-cell>
          <table:table-cell table:style-name="ce2"/>
          <table:table-cell table:style-name="ce11" table:formula="oooc:=HLOOKUP([.J6];[.$F$24:.$AE$32];9;0)" office:value-type="string" office:string-value=";">
            <text:p>;</text:p>
          </table:table-cell>
          <table:table-cell table:style-name="ce10" table:formula="oooc:=HLOOKUP([.J6];[.$F$24:.$AE$32];8;0)" office:value-type="string" office:string-value="+">
            <text:p>+</text:p>
          </table:table-cell>
          <table:table-cell table:style-name="ce9" table:formula="oooc:=HLOOKUP([.J6];[.$F$24:.$AE$32];7;0)" office:value-type="string" office:string-value="D">
            <text:p>D</text:p>
          </table:table-cell>
          <table:table-cell table:style-name="ce2"/>
          <table:table-cell table:style-name="ce11" table:formula="oooc:=HLOOKUP([.N6];[.$F$24:.$AE$32];9;0)" office:value-type="string" office:string-value="N">
            <text:p>N</text:p>
          </table:table-cell>
          <table:table-cell table:style-name="ce10" table:formula="oooc:=HLOOKUP([.N6];[.$F$24:.$AE$32];8;0)" office:value-type="string" office:string-value=")">
            <text:p>)</text:p>
          </table:table-cell>
          <table:table-cell table:style-name="ce9" table:formula="oooc:=HLOOKUP([.N6];[.$F$24:.$AE$32];7;0)" office:value-type="string" office:string-value="]">
            <text:p>]</text:p>
          </table:table-cell>
          <table:table-cell table:style-name="ce2"/>
          <table:table-cell table:style-name="ce11" table:formula="oooc:=HLOOKUP([.R6];[.$F$24:.$AE$32];9;0)" office:value-type="string" office:string-value="F">
            <text:p>F</text:p>
          </table:table-cell>
          <table:table-cell table:style-name="ce10" table:formula="oooc:=HLOOKUP([.R6];[.$F$24:.$AE$32];8;0)" office:value-type="string" office:string-value="@">
            <text:p>@</text:p>
          </table:table-cell>
          <table:table-cell table:style-name="ce9" table:formula="oooc:=HLOOKUP([.R6];[.$F$24:.$AE$32];7;0)" office:value-type="string" office:string-value="&gt;">
            <text:p>&gt;</text:p>
          </table:table-cell>
          <table:table-cell table:style-name="ce2"/>
          <table:table-cell table:style-name="ce11" table:formula="oooc:=HLOOKUP([.V6];[.$F$24:.$AE$32];9;0)" office:value-type="string" office:string-value="m">
            <text:p>m</text:p>
          </table:table-cell>
          <table:table-cell table:style-name="ce10" table:formula="oooc:=HLOOKUP([.V6];[.$F$24:.$AE$32];8;0)" office:value-type="string" office:string-value=")">
            <text:p>)</text:p>
          </table:table-cell>
          <table:table-cell table:style-name="ce9" table:formula="oooc:=HLOOKUP([.V6];[.$F$24:.$AE$32];7;0)" office:value-type="string" office:string-value="0">
            <text:p>0</text:p>
          </table:table-cell>
          <table:table-cell table:style-name="ce2"/>
          <table:table-cell table:style-name="ce11" table:formula="oooc:=HLOOKUP([.Z6];[.$F$24:.$AE$32];9;0)" office:value-type="string" office:string-value=":">
            <text:p>:</text:p>
          </table:table-cell>
          <table:table-cell table:style-name="ce10" table:formula="oooc:=HLOOKUP([.Z6];[.$F$24:.$AE$32];8;0)" office:value-type="string" office:string-value="&quot;">
            <text:p>"</text:p>
          </table:table-cell>
          <table:table-cell table:style-name="ce9" table:formula="oooc:=HLOOKUP([.Z6];[.$F$24:.$AE$32];7;0)" office:value-type="string" office:string-value="P">
            <text:p>P</text:p>
          </table:table-cell>
          <table:table-cell table:style-name="ce2"/>
          <table:table-cell table:style-name="ce11" table:formula="oooc:=HLOOKUP([.AD6];[.$F$24:.$AE$32];9;0)" office:value-type="string" office:string-value="B">
            <text:p>B</text:p>
          </table:table-cell>
          <table:table-cell table:style-name="ce10" table:formula="oooc:=HLOOKUP([.AD6];[.$F$24:.$AE$32];8;0)" office:value-type="string" office:string-value="K">
            <text:p>K</text:p>
          </table:table-cell>
          <table:table-cell table:style-name="ce9" table:formula="oooc:=HLOOKUP([.AD6];[.$F$24:.$AE$32];7;0)" office:value-type="string" office:string-value="f">
            <text:p>f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" table:number-columns-repeated="27"/>
          <table:table-cell/>
          <table:covered-table-cell table:style-name="ce26"/>
          <table:table-cell table:number-columns-repeated="5"/>
          <table:table-cell table:style-name="ce27" office:value-type="string" table:number-columns-spanned="20" table:number-rows-spanned="1">
            <text:p>3. Fill in the empty field with garbage</text:p>
          </table:table-cell>
          <table:covered-table-cell table:number-columns-repeated="19" table:style-name="ce27"/>
          <table:table-cell table:style-name="ce27" table:number-columns-repeated="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4" table:formula="oooc:=HLOOKUP([.F10];[.$F$24:.$AE$32];2;0)" office:value-type="string" office:string-value="Y">
            <text:p>Y</text:p>
          </table:table-cell>
          <table:table-cell table:style-name="ce5" table:formula="oooc:=HLOOKUP([.F10];[.$F$24:.$AE$32];3;0)" office:value-type="string" office:string-value="&quot;">
            <text:p>"</text:p>
          </table:table-cell>
          <table:table-cell table:style-name="ce6" table:formula="oooc:=HLOOKUP([.F10];[.$F$24:.$AE$32];4;0)" office:value-type="string" office:string-value="f">
            <text:p>f</text:p>
          </table:table-cell>
          <table:table-cell table:style-name="ce2"/>
          <table:table-cell table:style-name="ce4" table:formula="oooc:=HLOOKUP([.J10];[.$F$24:.$AE$32];2;0)" office:value-type="string" office:string-value="a">
            <text:p>a</text:p>
          </table:table-cell>
          <table:table-cell table:style-name="ce5" table:formula="oooc:=HLOOKUP([.J10];[.$F$24:.$AE$32];3;0)" office:value-type="float" office:value="8">
            <text:p>8</text:p>
          </table:table-cell>
          <table:table-cell table:style-name="ce6" table:formula="oooc:=HLOOKUP([.J10];[.$F$24:.$AE$32];4;0)" office:value-type="string" office:string-value="B">
            <text:p>B</text:p>
          </table:table-cell>
          <table:table-cell table:style-name="ce2"/>
          <table:table-cell table:style-name="ce4" table:formula="oooc:=HLOOKUP([.N10];[.$F$24:.$AE$32];2;0)" office:value-type="string" office:string-value="G">
            <text:p>G</text:p>
          </table:table-cell>
          <table:table-cell table:style-name="ce5" table:formula="oooc:=HLOOKUP([.N10];[.$F$24:.$AE$32];3;0)" office:value-type="string" office:string-value="Q">
            <text:p>Q</text:p>
          </table:table-cell>
          <table:table-cell table:style-name="ce6" table:formula="oooc:=HLOOKUP([.N10];[.$F$24:.$AE$32];4;0)" office:value-type="string" office:string-value="u">
            <text:p>u</text:p>
          </table:table-cell>
          <table:table-cell table:style-name="ce2" table:number-columns-repeated="5"/>
          <table:table-cell table:style-name="ce4" table:formula="oooc:=HLOOKUP([.V10];[.$F$24:.$AE$32];2;0)" office:value-type="string" office:string-value="!">
            <text:p>!</text:p>
          </table:table-cell>
          <table:table-cell table:style-name="ce5" table:formula="oooc:=HLOOKUP([.V10];[.$F$24:.$AE$32];3;0)" office:value-type="string" office:string-value="N">
            <text:p>N</text:p>
          </table:table-cell>
          <table:table-cell table:style-name="ce6" table:formula="oooc:=HLOOKUP([.V10];[.$F$24:.$AE$32];4;0)" office:value-type="string" office:string-value="A">
            <text:p>A</text:p>
          </table:table-cell>
          <table:table-cell table:style-name="ce2"/>
          <table:table-cell table:style-name="ce4" table:formula="oooc:=HLOOKUP([.Z10];[.$F$24:.$AE$32];2;0)" office:value-type="string" office:string-value="\">
            <text:p>\</text:p>
          </table:table-cell>
          <table:table-cell table:style-name="ce5" table:formula="oooc:=HLOOKUP([.Z10];[.$F$24:.$AE$32];3;0)" office:value-type="string" office:string-value="u">
            <text:p>u</text:p>
          </table:table-cell>
          <table:table-cell table:style-name="ce6" table:formula="oooc:=HLOOKUP([.Z10];[.$F$24:.$AE$32];4;0)" office:value-type="string" office:string-value="W">
            <text:p>W</text:p>
          </table:table-cell>
          <table:table-cell table:style-name="ce2"/>
          <table:table-cell table:style-name="ce4" table:formula="oooc:=HLOOKUP([.AD10];[.$F$24:.$AE$32];2;0)" office:value-type="string" office:string-value="n">
            <text:p>n</text:p>
          </table:table-cell>
          <table:table-cell table:style-name="ce5" table:formula="oooc:=HLOOKUP([.AD10];[.$F$24:.$AE$32];3;0)" office:value-type="string" office:string-value="a">
            <text:p>a</text:p>
          </table:table-cell>
          <table:table-cell table:style-name="ce6" table:formula="oooc:=HLOOKUP([.AD10];[.$F$24:.$AE$32];4;0)" office:value-type="string" office:string-value="i">
            <text:p>i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5" table:formula="oooc:=HLOOKUP([.F10];[.$F$24:.$AE$32];5;0)" office:value-type="string" office:string-value="0">
            <text:p>0</text:p>
          </table:table-cell>
          <table:table-cell table:style-name="ce19" office:value-type="string">
            <text:p>H</text:p>
          </table:table-cell>
          <table:table-cell table:style-name="ce8" table:formula="oooc:=HLOOKUP([.F10];[.$F$24:.$AE$32];6;0)" office:value-type="string" office:string-value="q">
            <text:p>q</text:p>
          </table:table-cell>
          <table:table-cell table:style-name="ce2"/>
          <table:table-cell table:style-name="ce15" table:formula="oooc:=HLOOKUP([.J10];[.$F$24:.$AE$32];5;0)" office:value-type="string" office:string-value="`">
            <text:p>`</text:p>
          </table:table-cell>
          <table:table-cell table:style-name="ce19" office:value-type="string">
            <text:p>I</text:p>
          </table:table-cell>
          <table:table-cell table:style-name="ce8" table:formula="oooc:=HLOOKUP([.J10];[.$F$24:.$AE$32];6;0)" office:value-type="string" office:string-value="[">
            <text:p>[</text:p>
          </table:table-cell>
          <table:table-cell table:style-name="ce2"/>
          <table:table-cell table:style-name="ce15" table:formula="oooc:=HLOOKUP([.N10];[.$F$24:.$AE$32];5;0)" office:value-type="string" office:string-value=":">
            <text:p>:</text:p>
          </table:table-cell>
          <table:table-cell table:style-name="ce19" office:value-type="string">
            <text:p>J</text:p>
          </table:table-cell>
          <table:table-cell table:style-name="ce8" table:formula="oooc:=HLOOKUP([.N10];[.$F$24:.$AE$32];6;0)" office:value-type="string" office:string-value="_">
            <text:p>_</text:p>
          </table:table-cell>
          <table:table-cell table:style-name="ce2" table:number-columns-repeated="5"/>
          <table:table-cell table:style-name="ce15" table:formula="oooc:=HLOOKUP([.V10];[.$F$24:.$AE$32];5;0)" office:value-type="string" office:string-value="r">
            <text:p>r</text:p>
          </table:table-cell>
          <table:table-cell table:style-name="ce19" office:value-type="string">
            <text:p>K</text:p>
          </table:table-cell>
          <table:table-cell table:style-name="ce8" table:formula="oooc:=HLOOKUP([.V10];[.$F$24:.$AE$32];6;0)" office:value-type="string" office:string-value="8">
            <text:p>8</text:p>
          </table:table-cell>
          <table:table-cell table:style-name="ce2"/>
          <table:table-cell table:style-name="ce15" table:formula="oooc:=HLOOKUP([.Z10];[.$F$24:.$AE$32];5;0)" office:value-type="string" office:string-value="w">
            <text:p>w</text:p>
          </table:table-cell>
          <table:table-cell table:style-name="ce19" office:value-type="string">
            <text:p>L</text:p>
          </table:table-cell>
          <table:table-cell table:style-name="ce8" table:formula="oooc:=HLOOKUP([.Z10];[.$F$24:.$AE$32];6;0)" office:value-type="string" office:string-value="&quot;">
            <text:p>"</text:p>
          </table:table-cell>
          <table:table-cell table:style-name="ce2"/>
          <table:table-cell table:style-name="ce15" table:formula="oooc:=HLOOKUP([.AD10];[.$F$24:.$AE$32];5;0)" office:value-type="string" office:string-value=")">
            <text:p>)</text:p>
          </table:table-cell>
          <table:table-cell table:style-name="ce19" office:value-type="string">
            <text:p>M</text:p>
          </table:table-cell>
          <table:table-cell table:style-name="ce8" table:formula="oooc:=HLOOKUP([.AD10];[.$F$24:.$AE$32];6;0)" office:value-type="string" office:string-value="\">
            <text:p>\</text:p>
          </table:table-cell>
          <table:table-cell/>
          <table:covered-table-cell table:style-name="ce26"/>
          <table:table-cell table:number-columns-repeated="5"/>
          <table:table-cell table:style-name="ce27" office:value-type="string" table:number-columns-spanned="20" table:number-rows-spanned="1">
            <text:p>4. Print out and cut</text:p>
          </table:table-cell>
          <table:covered-table-cell table:number-columns-repeated="19" table:style-name="ce27"/>
          <table:table-cell table:style-name="ce27" table:number-columns-repeated="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1" table:formula="oooc:=HLOOKUP([.F10];[.$F$24:.$AE$32];9;0)" office:value-type="string" office:string-value="V">
            <text:p>V</text:p>
          </table:table-cell>
          <table:table-cell table:style-name="ce10" table:formula="oooc:=HLOOKUP([.F10];[.$F$24:.$AE$32];8;0)" office:value-type="string" office:string-value="^">
            <text:p>^</text:p>
          </table:table-cell>
          <table:table-cell table:style-name="ce9" table:formula="oooc:=HLOOKUP([.F10];[.$F$24:.$AE$32];7;0)" office:value-type="string" office:string-value="]">
            <text:p>]</text:p>
          </table:table-cell>
          <table:table-cell table:style-name="ce2"/>
          <table:table-cell table:style-name="ce11" table:formula="oooc:=HLOOKUP([.J10];[.$F$24:.$AE$32];9;0)" office:value-type="string" office:string-value="U">
            <text:p>U</text:p>
          </table:table-cell>
          <table:table-cell table:style-name="ce10" table:formula="oooc:=HLOOKUP([.J10];[.$F$24:.$AE$32];8;0)" office:value-type="string" office:string-value="b">
            <text:p>b</text:p>
          </table:table-cell>
          <table:table-cell table:style-name="ce9" table:formula="oooc:=HLOOKUP([.J10];[.$F$24:.$AE$32];7;0)" office:value-type="string" office:string-value="3">
            <text:p>3</text:p>
          </table:table-cell>
          <table:table-cell table:style-name="ce2"/>
          <table:table-cell table:style-name="ce11" table:formula="oooc:=HLOOKUP([.N10];[.$F$24:.$AE$32];9;0)" office:value-type="string" office:string-value="F">
            <text:p>F</text:p>
          </table:table-cell>
          <table:table-cell table:style-name="ce10" table:formula="oooc:=HLOOKUP([.N10];[.$F$24:.$AE$32];8;0)" office:value-type="string" office:string-value="!">
            <text:p>!</text:p>
          </table:table-cell>
          <table:table-cell table:style-name="ce9" table:formula="oooc:=HLOOKUP([.N10];[.$F$24:.$AE$32];7;0)" office:value-type="string" office:string-value="q">
            <text:p>q</text:p>
          </table:table-cell>
          <table:table-cell table:style-name="ce2" table:number-columns-repeated="5"/>
          <table:table-cell table:style-name="ce11" table:formula="oooc:=HLOOKUP([.V10];[.$F$24:.$AE$32];9;0)" office:value-type="string" office:string-value="p">
            <text:p>p</text:p>
          </table:table-cell>
          <table:table-cell table:style-name="ce10" table:formula="oooc:=HLOOKUP([.V10];[.$F$24:.$AE$32];8;0)" office:value-type="string" office:string-value="S">
            <text:p>S</text:p>
          </table:table-cell>
          <table:table-cell table:style-name="ce9" table:formula="oooc:=HLOOKUP([.V10];[.$F$24:.$AE$32];7;0)" office:value-type="string" office:string-value="N">
            <text:p>N</text:p>
          </table:table-cell>
          <table:table-cell table:style-name="ce2"/>
          <table:table-cell table:style-name="ce11" table:formula="oooc:=HLOOKUP([.Z10];[.$F$24:.$AE$32];9;0)" office:value-type="string" office:string-value="q">
            <text:p>q</text:p>
          </table:table-cell>
          <table:table-cell table:style-name="ce10" table:formula="oooc:=HLOOKUP([.Z10];[.$F$24:.$AE$32];8;0)" office:value-type="string" office:string-value="V">
            <text:p>V</text:p>
          </table:table-cell>
          <table:table-cell table:style-name="ce9" table:formula="oooc:=HLOOKUP([.Z10];[.$F$24:.$AE$32];7;0)" office:value-type="string" office:string-value="K">
            <text:p>K</text:p>
          </table:table-cell>
          <table:table-cell table:style-name="ce2"/>
          <table:table-cell table:style-name="ce11" table:formula="oooc:=HLOOKUP([.AD10];[.$F$24:.$AE$32];9;0)" office:value-type="string" office:string-value="`">
            <text:p>`</text:p>
          </table:table-cell>
          <table:table-cell table:style-name="ce10" table:formula="oooc:=HLOOKUP([.AD10];[.$F$24:.$AE$32];8;0)" office:value-type="string" office:string-value="q">
            <text:p>q</text:p>
          </table:table-cell>
          <table:table-cell table:style-name="ce9" table:formula="oooc:=HLOOKUP([.AD10];[.$F$24:.$AE$32];7;0)" office:value-type="string" office:string-value="6">
            <text:p>6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" table:number-columns-repeated="27"/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4" table:formula="oooc:=HLOOKUP([.F14];[.$F$24:.$AE$32];2;0)" office:value-type="string" office:string-value=";">
            <text:p>;</text:p>
          </table:table-cell>
          <table:table-cell table:style-name="ce5" table:formula="oooc:=HLOOKUP([.F14];[.$F$24:.$AE$32];3;0)" office:value-type="string" office:string-value="'">
            <text:p>'</text:p>
          </table:table-cell>
          <table:table-cell table:style-name="ce6" table:formula="oooc:=HLOOKUP([.F14];[.$F$24:.$AE$32];4;0)" office:value-type="string" office:string-value="8">
            <text:p>8</text:p>
          </table:table-cell>
          <table:table-cell table:style-name="ce2"/>
          <table:table-cell table:style-name="ce4" table:formula="oooc:=HLOOKUP([.J14];[.$F$24:.$AE$32];2;0)" office:value-type="string" office:string-value="s">
            <text:p>s</text:p>
          </table:table-cell>
          <table:table-cell table:style-name="ce5" table:formula="oooc:=HLOOKUP([.J14];[.$F$24:.$AE$32];3;0)" office:value-type="float" office:value="9">
            <text:p>9</text:p>
          </table:table-cell>
          <table:table-cell table:style-name="ce6" table:formula="oooc:=HLOOKUP([.J14];[.$F$24:.$AE$32];4;0)" office:value-type="string" office:string-value="e">
            <text:p>e</text:p>
          </table:table-cell>
          <table:table-cell table:style-name="ce2"/>
          <table:table-cell table:style-name="ce4" table:formula="oooc:=HLOOKUP([.N14];[.$F$24:.$AE$32];2;0)" office:value-type="string" office:string-value="S">
            <text:p>S</text:p>
          </table:table-cell>
          <table:table-cell table:style-name="ce5" table:formula="oooc:=HLOOKUP([.N14];[.$F$24:.$AE$32];3;0)" office:value-type="string" office:string-value="w">
            <text:p>w</text:p>
          </table:table-cell>
          <table:table-cell table:style-name="ce6" table:formula="oooc:=HLOOKUP([.N14];[.$F$24:.$AE$32];4;0)" office:value-type="string" office:string-value="I">
            <text:p>I</text:p>
          </table:table-cell>
          <table:table-cell table:style-name="ce2" table:number-columns-repeated="5"/>
          <table:table-cell table:style-name="ce4" table:formula="oooc:=HLOOKUP([.V14];[.$F$24:.$AE$32];2;0)" office:value-type="string" office:string-value="S">
            <text:p>S</text:p>
          </table:table-cell>
          <table:table-cell table:style-name="ce5" table:formula="oooc:=HLOOKUP([.V14];[.$F$24:.$AE$32];3;0)" office:value-type="float" office:value="1">
            <text:p>1</text:p>
          </table:table-cell>
          <table:table-cell table:style-name="ce6" table:formula="oooc:=HLOOKUP([.V14];[.$F$24:.$AE$32];4;0)" office:value-type="string" office:string-value="&gt;">
            <text:p>&gt;</text:p>
          </table:table-cell>
          <table:table-cell table:style-name="ce2"/>
          <table:table-cell table:style-name="ce4" table:formula="oooc:=HLOOKUP([.Z14];[.$F$24:.$AE$32];2;0)" office:value-type="string" office:string-value="R">
            <text:p>R</text:p>
          </table:table-cell>
          <table:table-cell table:style-name="ce5" table:formula="oooc:=HLOOKUP([.Z14];[.$F$24:.$AE$32];3;0)" office:value-type="float" office:value="4">
            <text:p>4</text:p>
          </table:table-cell>
          <table:table-cell table:style-name="ce6" table:formula="oooc:=HLOOKUP([.Z14];[.$F$24:.$AE$32];4;0)" office:value-type="string" office:string-value="B">
            <text:p>B</text:p>
          </table:table-cell>
          <table:table-cell table:style-name="ce2"/>
          <table:table-cell table:style-name="ce4" table:formula="oooc:=HLOOKUP([.AD14];[.$F$24:.$AE$32];2;0)" office:value-type="string" office:string-value="o">
            <text:p>o</text:p>
          </table:table-cell>
          <table:table-cell table:style-name="ce5" table:formula="oooc:=HLOOKUP([.AD14];[.$F$24:.$AE$32];3;0)" office:value-type="string" office:string-value="!">
            <text:p>!</text:p>
          </table:table-cell>
          <table:table-cell table:style-name="ce6" table:formula="oooc:=HLOOKUP([.AD14];[.$F$24:.$AE$32];4;0)" office:value-type="string" office:string-value="$">
            <text:p>$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5" table:formula="oooc:=HLOOKUP([.F14];[.$F$24:.$AE$32];5;0)" office:value-type="string" office:string-value=":">
            <text:p>:</text:p>
          </table:table-cell>
          <table:table-cell table:style-name="ce19" office:value-type="string">
            <text:p>N</text:p>
          </table:table-cell>
          <table:table-cell table:style-name="ce8" table:formula="oooc:=HLOOKUP([.F14];[.$F$24:.$AE$32];6;0)" office:value-type="string" office:string-value="j">
            <text:p>j</text:p>
          </table:table-cell>
          <table:table-cell table:style-name="ce2"/>
          <table:table-cell table:style-name="ce15" table:formula="oooc:=HLOOKUP([.J14];[.$F$24:.$AE$32];5;0)" office:value-type="string" office:string-value=".">
            <text:p>.</text:p>
          </table:table-cell>
          <table:table-cell table:style-name="ce19" office:value-type="string">
            <text:p>O</text:p>
          </table:table-cell>
          <table:table-cell table:style-name="ce8" table:formula="oooc:=HLOOKUP([.J14];[.$F$24:.$AE$32];6;0)" office:value-type="string" office:string-value="Y">
            <text:p>Y</text:p>
          </table:table-cell>
          <table:table-cell table:style-name="ce2"/>
          <table:table-cell table:style-name="ce15" table:formula="oooc:=HLOOKUP([.N14];[.$F$24:.$AE$32];5;0)" office:value-type="string" office:string-value="a">
            <text:p>a</text:p>
          </table:table-cell>
          <table:table-cell table:style-name="ce19" office:value-type="string">
            <text:p>P</text:p>
          </table:table-cell>
          <table:table-cell table:style-name="ce8" table:formula="oooc:=HLOOKUP([.N14];[.$F$24:.$AE$32];6;0)" office:value-type="string" office:string-value="w">
            <text:p>w</text:p>
          </table:table-cell>
          <table:table-cell table:style-name="ce2" table:number-columns-repeated="5"/>
          <table:table-cell table:style-name="ce15" table:formula="oooc:=HLOOKUP([.V14];[.$F$24:.$AE$32];5;0)" office:value-type="string" office:string-value="f">
            <text:p>f</text:p>
          </table:table-cell>
          <table:table-cell table:style-name="ce19" office:value-type="string">
            <text:p>Q</text:p>
          </table:table-cell>
          <table:table-cell table:style-name="ce8" table:formula="oooc:=HLOOKUP([.V14];[.$F$24:.$AE$32];6;0)" office:value-type="string" office:string-value="m">
            <text:p>m</text:p>
          </table:table-cell>
          <table:table-cell table:style-name="ce2"/>
          <table:table-cell table:style-name="ce15" table:formula="oooc:=HLOOKUP([.Z14];[.$F$24:.$AE$32];5;0)" office:value-type="string" office:string-value="*">
            <text:p>*</text:p>
          </table:table-cell>
          <table:table-cell table:style-name="ce19" office:value-type="string">
            <text:p>R</text:p>
          </table:table-cell>
          <table:table-cell table:style-name="ce8" table:formula="oooc:=HLOOKUP([.Z14];[.$F$24:.$AE$32];6;0)" office:value-type="string" office:string-value="?">
            <text:p>?</text:p>
          </table:table-cell>
          <table:table-cell table:style-name="ce2"/>
          <table:table-cell table:style-name="ce15" table:formula="oooc:=HLOOKUP([.AD14];[.$F$24:.$AE$32];5;0)" office:value-type="string" office:string-value="B">
            <text:p>B</text:p>
          </table:table-cell>
          <table:table-cell table:style-name="ce19" office:value-type="string">
            <text:p>S</text:p>
          </table:table-cell>
          <table:table-cell table:style-name="ce8" table:formula="oooc:=HLOOKUP([.AD14];[.$F$24:.$AE$32];6;0)" office:value-type="string" office:string-value="8">
            <text:p>8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1" table:formula="oooc:=HLOOKUP([.F14];[.$F$24:.$AE$32];9;0)" office:value-type="string" office:string-value="C">
            <text:p>C</text:p>
          </table:table-cell>
          <table:table-cell table:style-name="ce10" table:formula="oooc:=HLOOKUP([.F14];[.$F$24:.$AE$32];8;0)" office:value-type="string" office:string-value="B">
            <text:p>B</text:p>
          </table:table-cell>
          <table:table-cell table:style-name="ce9" table:formula="oooc:=HLOOKUP([.F14];[.$F$24:.$AE$32];7;0)" office:value-type="string" office:string-value="R">
            <text:p>R</text:p>
          </table:table-cell>
          <table:table-cell table:style-name="ce2"/>
          <table:table-cell table:style-name="ce11" table:formula="oooc:=HLOOKUP([.J14];[.$F$24:.$AE$32];9;0)" office:value-type="string" office:string-value="N">
            <text:p>N</text:p>
          </table:table-cell>
          <table:table-cell table:style-name="ce10" table:formula="oooc:=HLOOKUP([.J14];[.$F$24:.$AE$32];8;0)" office:value-type="string" office:string-value="s">
            <text:p>s</text:p>
          </table:table-cell>
          <table:table-cell table:style-name="ce9" table:formula="oooc:=HLOOKUP([.J14];[.$F$24:.$AE$32];7;0)" office:value-type="string" office:string-value="u">
            <text:p>u</text:p>
          </table:table-cell>
          <table:table-cell table:style-name="ce2"/>
          <table:table-cell table:style-name="ce11" table:formula="oooc:=HLOOKUP([.N14];[.$F$24:.$AE$32];9;0)" office:value-type="string" office:string-value="[">
            <text:p>[</text:p>
          </table:table-cell>
          <table:table-cell table:style-name="ce10" table:formula="oooc:=HLOOKUP([.N14];[.$F$24:.$AE$32];8;0)" office:value-type="string" office:string-value="E">
            <text:p>E</text:p>
          </table:table-cell>
          <table:table-cell table:style-name="ce9" table:formula="oooc:=HLOOKUP([.N14];[.$F$24:.$AE$32];7;0)" office:value-type="string" office:string-value="P">
            <text:p>P</text:p>
          </table:table-cell>
          <table:table-cell table:style-name="ce2" table:number-columns-repeated="5"/>
          <table:table-cell table:style-name="ce11" table:formula="oooc:=HLOOKUP([.V14];[.$F$24:.$AE$32];9;0)" office:value-type="string" office:string-value="*">
            <text:p>*</text:p>
          </table:table-cell>
          <table:table-cell table:style-name="ce10" table:formula="oooc:=HLOOKUP([.V14];[.$F$24:.$AE$32];8;0)" office:value-type="string" office:string-value="g">
            <text:p>g</text:p>
          </table:table-cell>
          <table:table-cell table:style-name="ce9" table:formula="oooc:=HLOOKUP([.V14];[.$F$24:.$AE$32];7;0)" office:value-type="string" office:string-value="8">
            <text:p>8</text:p>
          </table:table-cell>
          <table:table-cell table:style-name="ce2"/>
          <table:table-cell table:style-name="ce11" table:formula="oooc:=HLOOKUP([.Z14];[.$F$24:.$AE$32];9;0)" office:value-type="string" office:string-value="2">
            <text:p>2</text:p>
          </table:table-cell>
          <table:table-cell table:style-name="ce10" table:formula="oooc:=HLOOKUP([.Z14];[.$F$24:.$AE$32];8;0)" office:value-type="string" office:string-value="c">
            <text:p>c</text:p>
          </table:table-cell>
          <table:table-cell table:style-name="ce9" table:formula="oooc:=HLOOKUP([.Z14];[.$F$24:.$AE$32];7;0)" office:value-type="string" office:string-value="B">
            <text:p>B</text:p>
          </table:table-cell>
          <table:table-cell table:style-name="ce2"/>
          <table:table-cell table:style-name="ce11" table:formula="oooc:=HLOOKUP([.AD14];[.$F$24:.$AE$32];9;0)" office:value-type="string" office:string-value="Y">
            <text:p>Y</text:p>
          </table:table-cell>
          <table:table-cell table:style-name="ce10" table:formula="oooc:=HLOOKUP([.AD14];[.$F$24:.$AE$32];8;0)" office:value-type="string" office:string-value="x">
            <text:p>x</text:p>
          </table:table-cell>
          <table:table-cell table:style-name="ce9" table:formula="oooc:=HLOOKUP([.AD14];[.$F$24:.$AE$32];7;0)" office:value-type="string" office:string-value="L">
            <text:p>L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2" table:number-columns-repeated="27"/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4" table:formula="oooc:=HLOOKUP([.F18];[.$F$24:.$AE$32];2;0)" office:value-type="string" office:string-value="e">
            <text:p>e</text:p>
          </table:table-cell>
          <table:table-cell table:style-name="ce5" table:formula="oooc:=HLOOKUP([.F18];[.$F$24:.$AE$32];3;0)" office:value-type="float" office:value="5">
            <text:p>5</text:p>
          </table:table-cell>
          <table:table-cell table:style-name="ce6" table:formula="oooc:=HLOOKUP([.F18];[.$F$24:.$AE$32];4;0)" office:value-type="string" office:string-value="g">
            <text:p>g</text:p>
          </table:table-cell>
          <table:table-cell table:style-name="ce2"/>
          <table:table-cell table:style-name="ce4" table:formula="oooc:=HLOOKUP([.J18];[.$F$24:.$AE$32];2;0)" office:value-type="string" office:string-value="P">
            <text:p>P</text:p>
          </table:table-cell>
          <table:table-cell table:style-name="ce5" table:formula="oooc:=HLOOKUP([.J18];[.$F$24:.$AE$32];3;0)" office:value-type="float" office:value="7">
            <text:p>7</text:p>
          </table:table-cell>
          <table:table-cell table:style-name="ce6" table:formula="oooc:=HLOOKUP([.J18];[.$F$24:.$AE$32];4;0)" office:value-type="string" office:string-value="M">
            <text:p>M</text:p>
          </table:table-cell>
          <table:table-cell table:style-name="ce2"/>
          <table:table-cell table:style-name="ce4" table:formula="oooc:=HLOOKUP([.N18];[.$F$24:.$AE$32];2;0)" office:value-type="string" office:string-value="`">
            <text:p>`</text:p>
          </table:table-cell>
          <table:table-cell table:style-name="ce5" table:formula="oooc:=HLOOKUP([.N18];[.$F$24:.$AE$32];3;0)" office:value-type="string" office:string-value="\">
            <text:p>\</text:p>
          </table:table-cell>
          <table:table-cell table:style-name="ce6" table:formula="oooc:=HLOOKUP([.N18];[.$F$24:.$AE$32];4;0)" office:value-type="string" office:string-value="J">
            <text:p>J</text:p>
          </table:table-cell>
          <table:table-cell table:style-name="ce2"/>
          <table:table-cell table:style-name="ce4" table:formula="oooc:=HLOOKUP([.R18];[.$F$24:.$AE$32];2;0)" office:value-type="string" office:string-value="e">
            <text:p>e</text:p>
          </table:table-cell>
          <table:table-cell table:style-name="ce5" table:formula="oooc:=HLOOKUP([.R18];[.$F$24:.$AE$32];3;0)" office:value-type="float" office:value="2">
            <text:p>2</text:p>
          </table:table-cell>
          <table:table-cell table:style-name="ce6" table:formula="oooc:=HLOOKUP([.R18];[.$F$24:.$AE$32];4;0)" office:value-type="string" office:string-value="H">
            <text:p>H</text:p>
          </table:table-cell>
          <table:table-cell table:style-name="ce2"/>
          <table:table-cell table:style-name="ce4" table:formula="oooc:=HLOOKUP([.V18];[.$F$24:.$AE$32];2;0)" office:value-type="string" office:string-value="P">
            <text:p>P</text:p>
          </table:table-cell>
          <table:table-cell table:style-name="ce5" table:formula="oooc:=HLOOKUP([.V18];[.$F$24:.$AE$32];3;0)" office:value-type="string" office:string-value="a">
            <text:p>a</text:p>
          </table:table-cell>
          <table:table-cell table:style-name="ce6" table:formula="oooc:=HLOOKUP([.V18];[.$F$24:.$AE$32];4;0)" office:value-type="string" office:string-value="_">
            <text:p>_</text:p>
          </table:table-cell>
          <table:table-cell table:style-name="ce2"/>
          <table:table-cell table:style-name="ce4" table:formula="oooc:=HLOOKUP([.Z18];[.$F$24:.$AE$32];2;0)" office:value-type="string" office:string-value="T">
            <text:p>T</text:p>
          </table:table-cell>
          <table:table-cell table:style-name="ce5" table:formula="oooc:=HLOOKUP([.Z18];[.$F$24:.$AE$32];3;0)" office:value-type="float" office:value="6">
            <text:p>6</text:p>
          </table:table-cell>
          <table:table-cell table:style-name="ce6" table:formula="oooc:=HLOOKUP([.Z18];[.$F$24:.$AE$32];4;0)" office:value-type="string" office:string-value=":">
            <text:p>:</text:p>
          </table:table-cell>
          <table:table-cell table:style-name="ce2"/>
          <table:table-cell table:style-name="ce4" table:formula="oooc:=HLOOKUP([.AD18];[.$F$24:.$AE$32];2;0)" office:value-type="string" office:string-value="v">
            <text:p>v</text:p>
          </table:table-cell>
          <table:table-cell table:style-name="ce5" table:formula="oooc:=HLOOKUP([.AD18];[.$F$24:.$AE$32];3;0)" office:value-type="string" office:string-value="&lt;">
            <text:p>&lt;</text:p>
          </table:table-cell>
          <table:table-cell table:style-name="ce6" table:formula="oooc:=HLOOKUP([.AD18];[.$F$24:.$AE$32];4;0)" office:value-type="string" office:string-value="$">
            <text:p>$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5" table:formula="oooc:=HLOOKUP([.F18];[.$F$24:.$AE$32];5;0)" office:value-type="string" office:string-value="!">
            <text:p>!</text:p>
          </table:table-cell>
          <table:table-cell table:style-name="ce19" office:value-type="string">
            <text:p>T</text:p>
          </table:table-cell>
          <table:table-cell table:style-name="ce8" table:formula="oooc:=HLOOKUP([.F18];[.$F$24:.$AE$32];6;0)" office:value-type="string" office:string-value=":">
            <text:p>:</text:p>
          </table:table-cell>
          <table:table-cell table:style-name="ce2"/>
          <table:table-cell table:style-name="ce15" table:formula="oooc:=HLOOKUP([.J18];[.$F$24:.$AE$32];5;0)" office:value-type="string" office:string-value="R">
            <text:p>R</text:p>
          </table:table-cell>
          <table:table-cell table:style-name="ce19" office:value-type="string">
            <text:p>U</text:p>
          </table:table-cell>
          <table:table-cell table:style-name="ce8" table:formula="oooc:=HLOOKUP([.J18];[.$F$24:.$AE$32];6;0)" office:value-type="string" office:string-value="U">
            <text:p>U</text:p>
          </table:table-cell>
          <table:table-cell table:style-name="ce2"/>
          <table:table-cell table:style-name="ce15" table:formula="oooc:=HLOOKUP([.N18];[.$F$24:.$AE$32];5;0)" office:value-type="string" office:string-value="C">
            <text:p>C</text:p>
          </table:table-cell>
          <table:table-cell table:style-name="ce19" office:value-type="string">
            <text:p>V</text:p>
          </table:table-cell>
          <table:table-cell table:style-name="ce8" table:formula="oooc:=HLOOKUP([.N18];[.$F$24:.$AE$32];6;0)" office:value-type="string" office:string-value=":">
            <text:p>:</text:p>
          </table:table-cell>
          <table:table-cell table:style-name="ce2"/>
          <table:table-cell table:style-name="ce15" table:formula="oooc:=HLOOKUP([.R18];[.$F$24:.$AE$32];5;0)" office:value-type="string" office:string-value="!">
            <text:p>!</text:p>
          </table:table-cell>
          <table:table-cell table:style-name="ce19" office:value-type="string">
            <text:p>W</text:p>
          </table:table-cell>
          <table:table-cell table:style-name="ce8" table:formula="oooc:=HLOOKUP([.R18];[.$F$24:.$AE$32];6;0)" office:value-type="string" office:string-value="a">
            <text:p>a</text:p>
          </table:table-cell>
          <table:table-cell table:style-name="ce2"/>
          <table:table-cell table:style-name="ce15" table:formula="oooc:=HLOOKUP([.V18];[.$F$24:.$AE$32];5;0)" office:value-type="string" office:string-value="U">
            <text:p>U</text:p>
          </table:table-cell>
          <table:table-cell table:style-name="ce19" office:value-type="string">
            <text:p>X</text:p>
          </table:table-cell>
          <table:table-cell table:style-name="ce8" table:formula="oooc:=HLOOKUP([.V18];[.$F$24:.$AE$32];6;0)" office:value-type="string" office:string-value="w">
            <text:p>w</text:p>
          </table:table-cell>
          <table:table-cell table:style-name="ce2"/>
          <table:table-cell table:style-name="ce15" table:formula="oooc:=HLOOKUP([.Z18];[.$F$24:.$AE$32];5;0)" office:value-type="string" office:string-value="O">
            <text:p>O</text:p>
          </table:table-cell>
          <table:table-cell table:style-name="ce19" office:value-type="string">
            <text:p>Y</text:p>
          </table:table-cell>
          <table:table-cell table:style-name="ce8" table:formula="oooc:=HLOOKUP([.Z18];[.$F$24:.$AE$32];6;0)" office:value-type="string" office:string-value="&lt;">
            <text:p>&lt;</text:p>
          </table:table-cell>
          <table:table-cell table:style-name="ce2"/>
          <table:table-cell table:style-name="ce15" table:formula="oooc:=HLOOKUP([.AD18];[.$F$24:.$AE$32];5;0)" office:value-type="string" office:string-value="!">
            <text:p>!</text:p>
          </table:table-cell>
          <table:table-cell table:style-name="ce19" office:value-type="string">
            <text:p>Z</text:p>
          </table:table-cell>
          <table:table-cell table:style-name="ce8" table:formula="oooc:=HLOOKUP([.AD18];[.$F$24:.$AE$32];6;0)" office:value-type="string" office:string-value="m">
            <text:p>m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"/>
          <table:covered-table-cell table:style-name="ce7"/>
          <table:table-cell/>
          <table:table-cell table:style-name="ce11" table:formula="oooc:=HLOOKUP([.F18];[.$F$24:.$AE$32];9;0)" office:value-type="string" office:string-value="L">
            <text:p>L</text:p>
          </table:table-cell>
          <table:table-cell table:style-name="ce10" table:formula="oooc:=HLOOKUP([.F18];[.$F$24:.$AE$32];8;0)" office:value-type="string" office:string-value="r">
            <text:p>r</text:p>
          </table:table-cell>
          <table:table-cell table:style-name="ce9" table:formula="oooc:=HLOOKUP([.F18];[.$F$24:.$AE$32];7;0)" office:value-type="string" office:string-value="N">
            <text:p>N</text:p>
          </table:table-cell>
          <table:table-cell table:style-name="ce2"/>
          <table:table-cell table:style-name="ce11" table:formula="oooc:=HLOOKUP([.J18];[.$F$24:.$AE$32];9;0)" office:value-type="string" office:string-value="K">
            <text:p>K</text:p>
          </table:table-cell>
          <table:table-cell table:style-name="ce10" table:formula="oooc:=HLOOKUP([.J18];[.$F$24:.$AE$32];8;0)" office:value-type="string" office:string-value=",">
            <text:p>,</text:p>
          </table:table-cell>
          <table:table-cell table:style-name="ce9" table:formula="oooc:=HLOOKUP([.J18];[.$F$24:.$AE$32];7;0)" office:value-type="string" office:string-value="y">
            <text:p>y</text:p>
          </table:table-cell>
          <table:table-cell table:style-name="ce2"/>
          <table:table-cell table:style-name="ce11" table:formula="oooc:=HLOOKUP([.N18];[.$F$24:.$AE$32];9;0)" office:value-type="string" office:string-value="o">
            <text:p>o</text:p>
          </table:table-cell>
          <table:table-cell table:style-name="ce10" table:formula="oooc:=HLOOKUP([.N18];[.$F$24:.$AE$32];8;0)" office:value-type="string" office:string-value="Q">
            <text:p>Q</text:p>
          </table:table-cell>
          <table:table-cell table:style-name="ce9" table:formula="oooc:=HLOOKUP([.N18];[.$F$24:.$AE$32];7;0)" office:value-type="string" office:string-value="O">
            <text:p>O</text:p>
          </table:table-cell>
          <table:table-cell table:style-name="ce2"/>
          <table:table-cell table:style-name="ce11" table:formula="oooc:=HLOOKUP([.R18];[.$F$24:.$AE$32];9;0)" office:value-type="string" office:string-value="V">
            <text:p>V</text:p>
          </table:table-cell>
          <table:table-cell table:style-name="ce10" table:formula="oooc:=HLOOKUP([.R18];[.$F$24:.$AE$32];8;0)" office:value-type="string" office:string-value="O">
            <text:p>O</text:p>
          </table:table-cell>
          <table:table-cell table:style-name="ce9" table:formula="oooc:=HLOOKUP([.R18];[.$F$24:.$AE$32];7;0)" office:value-type="string" office:string-value="U">
            <text:p>U</text:p>
          </table:table-cell>
          <table:table-cell table:style-name="ce2"/>
          <table:table-cell table:style-name="ce11" table:formula="oooc:=HLOOKUP([.V18];[.$F$24:.$AE$32];9;0)" office:value-type="string" office:string-value="`">
            <text:p>`</text:p>
          </table:table-cell>
          <table:table-cell table:style-name="ce10" table:formula="oooc:=HLOOKUP([.V18];[.$F$24:.$AE$32];8;0)" office:value-type="string" office:string-value="r">
            <text:p>r</text:p>
          </table:table-cell>
          <table:table-cell table:style-name="ce9" table:formula="oooc:=HLOOKUP([.V18];[.$F$24:.$AE$32];7;0)" office:value-type="string" office:string-value="6">
            <text:p>6</text:p>
          </table:table-cell>
          <table:table-cell table:style-name="ce2"/>
          <table:table-cell table:style-name="ce11" table:formula="oooc:=HLOOKUP([.Z18];[.$F$24:.$AE$32];9;0)" office:value-type="string" office:string-value="#">
            <text:p>#</text:p>
          </table:table-cell>
          <table:table-cell table:style-name="ce10" table:formula="oooc:=HLOOKUP([.Z18];[.$F$24:.$AE$32];8;0)" office:value-type="string" office:string-value="(">
            <text:p>(</text:p>
          </table:table-cell>
          <table:table-cell table:style-name="ce9" table:formula="oooc:=HLOOKUP([.Z18];[.$F$24:.$AE$32];7;0)" office:value-type="string" office:string-value="P">
            <text:p>P</text:p>
          </table:table-cell>
          <table:table-cell table:style-name="ce2"/>
          <table:table-cell table:style-name="ce11" table:formula="oooc:=HLOOKUP([.AD18];[.$F$24:.$AE$32];9;0)" office:value-type="string" office:string-value="Y">
            <text:p>Y</text:p>
          </table:table-cell>
          <table:table-cell table:style-name="ce10" table:formula="oooc:=HLOOKUP([.AD18];[.$F$24:.$AE$32];8;0)" office:value-type="string" office:string-value=",">
            <text:p>,</text:p>
          </table:table-cell>
          <table:table-cell table:style-name="ce9" table:formula="oooc:=HLOOKUP([.AD18];[.$F$24:.$AE$32];7;0)" office:value-type="string" office:string-value="x">
            <text:p>x</text:p>
          </table:table-cell>
          <table:table-cell/>
          <table:covered-table-cell table:style-name="ce26"/>
          <table:table-cell table:number-columns-repeated="5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38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4"/>
          <table:table-cell table:style-name="ce16" office:value-type="string" table:number-columns-spanned="9" table:number-rows-spanned="1">
            <text:p>&lt;empty&gt;</text:p>
          </table:table-cell>
          <table:covered-table-cell table:number-columns-repeated="8" table:style-name="ce16"/>
          <table:table-cell table:style-name="ce21" office:value-type="string" table:number-columns-spanned="9" table:number-rows-spanned="1">
            <text:p>&lt;empty&gt;</text:p>
          </table:table-cell>
          <table:covered-table-cell table:number-columns-repeated="8" table:style-name="ce21"/>
          <table:table-cell table:style-name="ce23" office:value-type="string" table:number-columns-spanned="9" table:number-rows-spanned="1">
            <text:p>&lt;empty&gt;</text:p>
          </table:table-cell>
          <table:covered-table-cell table:number-columns-repeated="8" table:style-name="ce23"/>
          <table:table-cell table:number-columns-repeated="7"/>
          <table:table-cell table:style-name="ce27" table:number-columns-repeated="22"/>
          <table:table-cell table:number-columns-repeated="19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3" office:value-type="string" table:number-columns-spanned="4" table:number-rows-spanned="1">
            <text:p>Code</text:p>
          </table:table-cell>
          <table:covered-table-cell table:number-columns-repeated="3" table:style-name="ce2"/>
          <table:table-cell table:style-name="ce2"/>
          <table:table-cell table:style-name="ce2" office:value-type="string">
            <text:p>Q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2" office:value-type="string">
            <text:p>T</text:p>
          </table:table-cell>
          <table:table-cell table:style-name="ce2" office:value-type="string">
            <text:p>Y</text:p>
          </table:table-cell>
          <table:table-cell table:style-name="ce2" office:value-type="string">
            <text:p>U</text:p>
          </table:table-cell>
          <table:table-cell table:style-name="ce2" office:value-type="string">
            <text:p>I</text:p>
          </table:table-cell>
          <table:table-cell table:style-name="ce2" office:value-type="string">
            <text:p>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</text:p>
          </table:table-cell>
          <table:table-cell table:style-name="ce2" office:value-type="string">
            <text:p>V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M</text:p>
          </table:table-cell>
          <table:table-cell table:style-name="ce2" table:number-columns-repeated="5"/>
          <table:table-cell table:style-name="ce2" table:formula="oooc:=CHAR(com.sun.star.sheet.addin.Analysis.getRandbetween(33;122))" office:value-type="string" office:string-value="K">
            <text:p>K</text:p>
          </table:table-cell>
          <table:table-cell table:style-name="ce2"/>
          <table:table-cell table:style-name="ce29" office:value-type="string">
            <text:p>Custom character (!..z)</text:p>
          </table:table-cell>
          <table:table-cell table:style-name="ce29" table:number-columns-repeated="15"/>
          <table:table-cell table:style-name="ce2" table:number-columns-repeated="202"/>
        </table:table-row>
        <table:table-row table:style-name="ro1">
          <table:table-cell table:style-name="ce4"/>
          <table:table-cell table:style-name="ce2" table:number-columns-repeated="4"/>
          <table:table-cell table:style-name="ce2" office:value-type="string">
            <text:p>S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T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</text:p>
          </table:table-cell>
          <table:table-cell table:style-name="ce2" office:value-type="string">
            <text:p>W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D</text:p>
          </table:table-cell>
          <table:table-cell table:style-name="ce2" table:formula="oooc:=CHAR(com.sun.star.sheet.addin.Analysis.getRandbetween(33;122))" office:value-type="string" office:string-value="L">
            <text:p>L</text:p>
          </table:table-cell>
          <table:table-cell table:style-name="ce2" table:formula="oooc:=CHAR(com.sun.star.sheet.addin.Analysis.getRandbetween(33;122))" office:value-type="string" office:string-value="Y">
            <text:p>Y</text:p>
          </table:table-cell>
          <table:table-cell table:style-name="ce2" table:formula="oooc:=CHAR(com.sun.star.sheet.addin.Analysis.getRandbetween(33;122))" office:value-type="string" office:string-value="G">
            <text:p>G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\">
            <text:p>\</text:p>
          </table:table-cell>
          <table:table-cell table:style-name="ce2" table:formula="oooc:=CHAR(com.sun.star.sheet.addin.Analysis.getRandbetween(33;122))" office:value-type="string" office:string-value="v">
            <text:p>v</text:p>
          </table:table-cell>
          <table:table-cell table:style-name="ce2" table:formula="oooc:=CHAR(com.sun.star.sheet.addin.Analysis.getRandbetween(33;122))" office:value-type="string" office:string-value="P">
            <text:p>P</text:p>
          </table:table-cell>
          <table:table-cell table:style-name="ce2" table:formula="oooc:=CHAR(com.sun.star.sheet.addin.Analysis.getRandbetween(33;122))" office:value-type="string" office:string-value="P">
            <text:p>P</text:p>
          </table:table-cell>
          <table:table-cell table:style-name="ce2" table:formula="oooc:=CHAR(com.sun.star.sheet.addin.Analysis.getRandbetween(33;122))" office:value-type="string" office:string-value="`">
            <text:p>`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;">
            <text:p>;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number-columns-repeated="5"/>
          <table:table-cell table:style-name="ce2" table:formula="oooc:=CHAR(com.sun.star.sheet.addin.Analysis.getRandbetween(48;57))" office:value-type="string" office:string-value="9">
            <text:p>9</text:p>
          </table:table-cell>
          <table:table-cell table:style-name="ce2"/>
          <table:table-cell table:style-name="ce29" office:value-type="string">
            <text:p>Custom digit (0..9)</text:p>
          </table:table-cell>
          <table:table-cell table:style-name="ce29" table:number-columns-repeated="15"/>
          <table:table-cell table:style-name="ce2" table:number-columns-repeated="202"/>
        </table:table-row>
        <table:table-row table:style-name="ro1">
          <table:table-cell table:style-name="ce5"/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table:formula="oooc:=CHAR(com.sun.star.sheet.addin.Analysis.getRandbetween(33;122))" office:value-type="string" office:string-value="w">
            <text:p>w</text:p>
          </table:table-cell>
          <table:table-cell table:style-name="ce2" table:formula="oooc:=CHAR(com.sun.star.sheet.addin.Analysis.getRandbetween(33;122))" office:value-type="string" office:string-value="F">
            <text:p>F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J">
            <text:p>J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&quot;">
            <text:p>"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&lt;">
            <text:p>&lt;</text:p>
          </table:table-cell>
          <table:table-cell table:style-name="ce2" table:formula="oooc:=CHAR(com.sun.star.sheet.addin.Analysis.getRandbetween(33;122))" office:value-type="string" office:string-value="a">
            <text:p>a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\">
            <text:p>\</text:p>
          </table:table-cell>
          <table:table-cell table:style-name="ce2" table:formula="oooc:=CHAR(com.sun.star.sheet.addin.Analysis.getRandbetween(33;122))" office:value-type="string" office:string-value="@">
            <text:p>@</text:p>
          </table:table-cell>
          <table:table-cell table:style-name="ce2" table:formula="oooc:=CHAR(com.sun.star.sheet.addin.Analysis.getRandbetween(33;122))" office:value-type="string" office:string-value="'">
            <text:p>'</text:p>
          </table:table-cell>
          <table:table-cell table:style-name="ce2" table:formula="oooc:=CHAR(com.sun.star.sheet.addin.Analysis.getRandbetween(33;122))" office:value-type="string" office:string-value="a">
            <text:p>a</text:p>
          </table:table-cell>
          <table:table-cell table:style-name="ce2" table:number-columns-repeated="5"/>
          <table:table-cell table:style-name="ce2" table:formula="oooc:=CHAR(com.sun.star.sheet.addin.Analysis.getRandbetween(65;90))" office:value-type="string" office:string-value="H">
            <text:p>H</text:p>
          </table:table-cell>
          <table:table-cell table:style-name="ce2"/>
          <table:table-cell table:style-name="ce29" office:value-type="string">
            <text:p>Custom UC letter (A..Z)</text:p>
          </table:table-cell>
          <table:table-cell table:style-name="ce29" table:number-columns-repeated="15"/>
          <table:table-cell table:style-name="ce2" table:number-columns-repeated="202"/>
        </table:table-row>
        <table:table-row table:style-name="ro1">
          <table:table-cell table:style-name="ce6"/>
          <table:table-cell table:style-name="ce2" table:number-columns-repeated="4"/>
          <table:table-cell table:style-name="ce2" table:formula="oooc:=CHAR(com.sun.star.sheet.addin.Analysis.getRandbetween(33;122))" office:value-type="string" office:string-value="&gt;">
            <text:p>&gt;</text:p>
          </table:table-cell>
          <table:table-cell table:style-name="ce2" table:formula="oooc:=CHAR(com.sun.star.sheet.addin.Analysis.getRandbetween(33;122))" office:value-type="string" office:string-value="H">
            <text:p>H</text:p>
          </table:table-cell>
          <table:table-cell table:style-name="ce2" table:formula="oooc:=CHAR(com.sun.star.sheet.addin.Analysis.getRandbetween(33;122))" office:value-type="string" office:string-value="3">
            <text:p>3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g">
            <text:p>g</text:p>
          </table:table-cell>
          <table:table-cell table:style-name="ce2" table:formula="oooc:=CHAR(com.sun.star.sheet.addin.Analysis.getRandbetween(33;122))" office:value-type="string" office:string-value=":">
            <text:p>:</text:p>
          </table:table-cell>
          <table:table-cell table:style-name="ce2" table:formula="oooc:=CHAR(com.sun.star.sheet.addin.Analysis.getRandbetween(33;122))" office:value-type="string" office:string-value="M">
            <text:p>M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e">
            <text:p>e</text:p>
          </table:table-cell>
          <table:table-cell table:style-name="ce2" table:formula="oooc:=CHAR(com.sun.star.sheet.addin.Analysis.getRandbetween(33;122))" office:value-type="string" office:string-value="I">
            <text:p>I</text:p>
          </table:table-cell>
          <table:table-cell table:style-name="ce2" table:formula="oooc:=CHAR(com.sun.star.sheet.addin.Analysis.getRandbetween(33;122))" office:value-type="string" office:string-value="^">
            <text:p>^</text:p>
          </table:table-cell>
          <table:table-cell table:style-name="ce2" table:formula="oooc:=CHAR(com.sun.star.sheet.addin.Analysis.getRandbetween(33;122))" office:value-type="string" office:string-value="$">
            <text:p>$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k">
            <text:p>k</text:p>
          </table:table-cell>
          <table:table-cell table:style-name="ce2" table:formula="oooc:=CHAR(com.sun.star.sheet.addin.Analysis.getRandbetween(33;122))" office:value-type="string" office:string-value="c">
            <text:p>c</text:p>
          </table:table-cell>
          <table:table-cell table:style-name="ce2" table:formula="oooc:=CHAR(com.sun.star.sheet.addin.Analysis.getRandbetween(33;122))" office:value-type="string" office:string-value="f">
            <text:p>f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A">
            <text:p>A</text:p>
          </table:table-cell>
          <table:table-cell table:style-name="ce2" table:formula="oooc:=CHAR(com.sun.star.sheet.addin.Analysis.getRandbetween(33;122))" office:value-type="string" office:string-value="W">
            <text:p>W</text:p>
          </table:table-cell>
          <table:table-cell table:style-name="ce2" table:formula="oooc:=CHAR(com.sun.star.sheet.addin.Analysis.getRandbetween(33;122))" office:value-type="string" office:string-value="$">
            <text:p>$</text:p>
          </table:table-cell>
          <table:table-cell table:style-name="ce2" table:formula="oooc:=CHAR(com.sun.star.sheet.addin.Analysis.getRandbetween(33;122))" office:value-type="string" office:string-value="_">
            <text:p>_</text:p>
          </table:table-cell>
          <table:table-cell table:style-name="ce2" table:formula="oooc:=CHAR(com.sun.star.sheet.addin.Analysis.getRandbetween(33;122))" office:value-type="string" office:string-value="+">
            <text:p>+</text:p>
          </table:table-cell>
          <table:table-cell table:style-name="ce2" table:formula="oooc:=CHAR(com.sun.star.sheet.addin.Analysis.getRandbetween(33;122))" office:value-type="string" office:string-value="J">
            <text:p>J</text:p>
          </table:table-cell>
          <table:table-cell table:style-name="ce2" table:formula="oooc:=CHAR(com.sun.star.sheet.addin.Analysis.getRandbetween(33;122))" office:value-type="string" office:string-value="`">
            <text:p>`</text:p>
          </table:table-cell>
          <table:table-cell table:style-name="ce2" table:formula="oooc:=CHAR(com.sun.star.sheet.addin.Analysis.getRandbetween(33;122))" office:value-type="string" office:string-value="8">
            <text:p>8</text:p>
          </table:table-cell>
          <table:table-cell table:style-name="ce2" table:formula="oooc:=CHAR(com.sun.star.sheet.addin.Analysis.getRandbetween(33;122))" office:value-type="string" office:string-value="i">
            <text:p>i</text:p>
          </table:table-cell>
          <table:table-cell table:style-name="ce2" table:number-columns-repeated="5"/>
          <table:table-cell table:style-name="ce2" table:formula="oooc:=CHAR(com.sun.star.sheet.addin.Analysis.getRandbetween(97;122))" office:value-type="string" office:string-value="r">
            <text:p>r</text:p>
          </table:table-cell>
          <table:table-cell table:style-name="ce2"/>
          <table:table-cell table:style-name="ce29" office:value-type="string">
            <text:p>Custom LC letter (a..z)</text:p>
          </table:table-cell>
          <table:table-cell table:style-name="ce29" table:number-columns-repeated="15"/>
          <table:table-cell table:style-name="ce2" table:number-columns-repeated="202"/>
        </table:table-row>
        <table:table-row table:style-name="ro1">
          <table:table-cell table:style-name="ce7"/>
          <table:table-cell table:style-name="ce2" table:number-columns-repeated="4"/>
          <table:table-cell table:style-name="ce2" table:formula="oooc:=CHAR(com.sun.star.sheet.addin.Analysis.getRandbetween(33;122))" office:value-type="string" office:string-value="f">
            <text:p>f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Z">
            <text:p>Z</text:p>
          </table:table-cell>
          <table:table-cell table:style-name="ce2" table:formula="oooc:=CHAR(com.sun.star.sheet.addin.Analysis.getRandbetween(33;122))" office:value-type="string" office:string-value="*">
            <text:p>*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O">
            <text:p>O</text:p>
          </table:table-cell>
          <table:table-cell table:style-name="ce2" table:formula="oooc:=CHAR(com.sun.star.sheet.addin.Analysis.getRandbetween(33;122))" office:value-type="string" office:string-value="R">
            <text:p>R</text:p>
          </table:table-cell>
          <table:table-cell table:style-name="ce2" table:formula="oooc:=CHAR(com.sun.star.sheet.addin.Analysis.getRandbetween(33;122))" office:value-type="string" office:string-value="`">
            <text:p>`</text:p>
          </table:table-cell>
          <table:table-cell table:style-name="ce2" table:formula="oooc:=CHAR(com.sun.star.sheet.addin.Analysis.getRandbetween(33;122))" office:value-type="string" office:string-value=".">
            <text:p>.</text:p>
          </table:table-cell>
          <table:table-cell table:style-name="ce2" table:formula="oooc:=CHAR(com.sun.star.sheet.addin.Analysis.getRandbetween(33;122))" office:value-type="string" office:string-value="a">
            <text:p>a</text:p>
          </table:table-cell>
          <table:table-cell table:style-name="ce2" table:formula="oooc:=CHAR(com.sun.star.sheet.addin.Analysis.getRandbetween(33;122))" office:value-type="string" office:string-value="e">
            <text:p>e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z">
            <text:p>z</text:p>
          </table:table-cell>
          <table:table-cell table:style-name="ce2" table:formula="oooc:=CHAR(com.sun.star.sheet.addin.Analysis.getRandbetween(33;122))" office:value-type="string" office:string-value="&gt;">
            <text:p>&gt;</text:p>
          </table:table-cell>
          <table:table-cell table:style-name="ce2" table:formula="oooc:=CHAR(com.sun.star.sheet.addin.Analysis.getRandbetween(33;122))" office:value-type="string" office:string-value="H">
            <text:p>H</text:p>
          </table:table-cell>
          <table:table-cell table:style-name="ce2" table:formula="oooc:=CHAR(com.sun.star.sheet.addin.Analysis.getRandbetween(33;122))" office:value-type="string" office:string-value="0">
            <text:p>0</text:p>
          </table:table-cell>
          <table:table-cell table:style-name="ce2" table:formula="oooc:=CHAR(com.sun.star.sheet.addin.Analysis.getRandbetween(33;122))" office:value-type="string" office:string-value=":">
            <text:p>:</text:p>
          </table:table-cell>
          <table:table-cell table:style-name="ce2" table:formula="oooc:=CHAR(com.sun.star.sheet.addin.Analysis.getRandbetween(33;122))" office:value-type="string" office:string-value="r">
            <text:p>r</text:p>
          </table:table-cell>
          <table:table-cell table:style-name="ce2" table:formula="oooc:=CHAR(com.sun.star.sheet.addin.Analysis.getRandbetween(33;122))" office:value-type="string" office:string-value="w">
            <text:p>w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?">
            <text:p>?</text:p>
          </table:table-cell>
          <table:table-cell table:style-name="ce2" table:formula="oooc:=CHAR(com.sun.star.sheet.addin.Analysis.getRandbetween(33;122))" office:value-type="string" office:string-value="C">
            <text:p>C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:">
            <text:p>:</text:p>
          </table:table-cell>
          <table:table-cell table:style-name="ce2" table:formula="oooc:=CHAR(com.sun.star.sheet.addin.Analysis.getRandbetween(33;122))" office:value-type="string" office:string-value=")">
            <text:p>)</text:p>
          </table:table-cell>
          <table:table-cell table:style-name="ce2" table:number-columns-repeated="7"/>
          <table:table-cell table:style-name="ce29" table:number-columns-repeated="16"/>
          <table:table-cell table:style-name="ce2" table:number-columns-repeated="202"/>
        </table:table-row>
        <table:table-row table:style-name="ro1">
          <table:table-cell table:style-name="ce8"/>
          <table:table-cell table:style-name="ce2" table:number-columns-repeated="4"/>
          <table:table-cell table:style-name="ce2" table:formula="oooc:=CHAR(com.sun.star.sheet.addin.Analysis.getRandbetween(33;122))" office:value-type="string" office:string-value="m">
            <text:p>m</text:p>
          </table:table-cell>
          <table:table-cell table:style-name="ce2" table:formula="oooc:=CHAR(com.sun.star.sheet.addin.Analysis.getRandbetween(33;122))" office:value-type="string" office:string-value="a">
            <text:p>a</text:p>
          </table:table-cell>
          <table:table-cell table:style-name="ce2" table:formula="oooc:=CHAR(com.sun.star.sheet.addin.Analysis.getRandbetween(33;122))" office:value-type="string" office:string-value="7">
            <text:p>7</text:p>
          </table:table-cell>
          <table:table-cell table:style-name="ce2" table:formula="oooc:=CHAR(com.sun.star.sheet.addin.Analysis.getRandbetween(33;122))" office:value-type="string" office:string-value="?">
            <text:p>?</text:p>
          </table:table-cell>
          <table:table-cell table:style-name="ce2" table:formula="oooc:=CHAR(com.sun.star.sheet.addin.Analysis.getRandbetween(33;122))" office:value-type="string" office:string-value=":">
            <text:p>:</text:p>
          </table:table-cell>
          <table:table-cell table:style-name="ce2" table:formula="oooc:=CHAR(com.sun.star.sheet.addin.Analysis.getRandbetween(33;122))" office:value-type="string" office:string-value="&lt;">
            <text:p>&lt;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[">
            <text:p>[</text:p>
          </table:table-cell>
          <table:table-cell table:style-name="ce2" table:formula="oooc:=CHAR(com.sun.star.sheet.addin.Analysis.getRandbetween(33;122))" office:value-type="string" office:string-value="Y">
            <text:p>Y</text:p>
          </table:table-cell>
          <table:table-cell table:style-name="ce2" table:formula="oooc:=CHAR(com.sun.star.sheet.addin.Analysis.getRandbetween(33;122))" office:value-type="string" office:string-value="w">
            <text:p>w</text:p>
          </table:table-cell>
          <table:table-cell table:style-name="ce2" table:formula="oooc:=CHAR(com.sun.star.sheet.addin.Analysis.getRandbetween(33;122))" office:value-type="string" office:string-value="&lt;">
            <text:p>&lt;</text:p>
          </table:table-cell>
          <table:table-cell table:style-name="ce2" table:formula="oooc:=CHAR(com.sun.star.sheet.addin.Analysis.getRandbetween(33;122))" office:value-type="string" office:string-value="8">
            <text:p>8</text:p>
          </table:table-cell>
          <table:table-cell table:style-name="ce2" table:formula="oooc:=CHAR(com.sun.star.sheet.addin.Analysis.getRandbetween(33;122))" office:value-type="string" office:string-value="e">
            <text:p>e</text:p>
          </table:table-cell>
          <table:table-cell table:style-name="ce2" table:formula="oooc:=CHAR(com.sun.star.sheet.addin.Analysis.getRandbetween(33;122))" office:value-type="string" office:string-value="[">
            <text:p>[</text:p>
          </table:table-cell>
          <table:table-cell table:style-name="ce2" table:formula="oooc:=CHAR(com.sun.star.sheet.addin.Analysis.getRandbetween(33;122))" office:value-type="string" office:string-value="+">
            <text:p>+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_">
            <text:p>_</text:p>
          </table:table-cell>
          <table:table-cell table:style-name="ce2" table:formula="oooc:=CHAR(com.sun.star.sheet.addin.Analysis.getRandbetween(33;122))" office:value-type="string" office:string-value="8">
            <text:p>8</text:p>
          </table:table-cell>
          <table:table-cell table:style-name="ce2" table:formula="oooc:=CHAR(com.sun.star.sheet.addin.Analysis.getRandbetween(33;122))" office:value-type="string" office:string-value="&quot;">
            <text:p>"</text:p>
          </table:table-cell>
          <table:table-cell table:style-name="ce2" table:formula="oooc:=CHAR(com.sun.star.sheet.addin.Analysis.getRandbetween(33;122))" office:value-type="string" office:string-value="m">
            <text:p>m</text:p>
          </table:table-cell>
          <table:table-cell table:style-name="ce2" table:formula="oooc:=CHAR(com.sun.star.sheet.addin.Analysis.getRandbetween(33;122))" office:value-type="string" office:string-value="w">
            <text:p>w</text:p>
          </table:table-cell>
          <table:table-cell table:style-name="ce2" table:formula="oooc:=CHAR(com.sun.star.sheet.addin.Analysis.getRandbetween(33;122))" office:value-type="string" office:string-value="R">
            <text:p>R</text:p>
          </table:table-cell>
          <table:table-cell table:style-name="ce2" table:formula="oooc:=CHAR(com.sun.star.sheet.addin.Analysis.getRandbetween(33;122))" office:value-type="string" office:string-value=":">
            <text:p>:</text:p>
          </table:table-cell>
          <table:table-cell table:style-name="ce2" table:formula="oooc:=CHAR(com.sun.star.sheet.addin.Analysis.getRandbetween(33;122))" office:value-type="string" office:string-value="I">
            <text:p>I</text:p>
          </table:table-cell>
          <table:table-cell table:style-name="ce2" table:formula="oooc:=CHAR(com.sun.star.sheet.addin.Analysis.getRandbetween(33;122))" office:value-type="string" office:string-value="j">
            <text:p>j</text:p>
          </table:table-cell>
          <table:table-cell table:style-name="ce2" table:formula="oooc:=CHAR(com.sun.star.sheet.addin.Analysis.getRandbetween(33;122))" office:value-type="string" office:string-value="\">
            <text:p>\</text:p>
          </table:table-cell>
          <table:table-cell table:style-name="ce2" table:number-columns-repeated="7"/>
          <table:table-cell table:style-name="ce29" table:number-columns-repeated="16"/>
          <table:table-cell table:style-name="ce2" table:number-columns-repeated="202"/>
        </table:table-row>
        <table:table-row table:style-name="ro1">
          <table:table-cell table:style-name="ce9"/>
          <table:table-cell table:style-name="ce2" table:number-columns-repeated="4"/>
          <table:table-cell table:style-name="ce2" table:formula="oooc:=CHAR(com.sun.star.sheet.addin.Analysis.getRandbetween(33;122))" office:value-type="string" office:string-value="8">
            <text:p>8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0">
            <text:p>0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P">
            <text:p>P</text:p>
          </table:table-cell>
          <table:table-cell table:style-name="ce2" table:formula="oooc:=CHAR(com.sun.star.sheet.addin.Analysis.getRandbetween(33;122))" office:value-type="string" office:string-value="y">
            <text:p>y</text:p>
          </table:table-cell>
          <table:table-cell table:style-name="ce2" table:formula="oooc:=CHAR(com.sun.star.sheet.addin.Analysis.getRandbetween(33;122))" office:value-type="string" office:string-value="3">
            <text:p>3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P">
            <text:p>P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L">
            <text:p>L</text:p>
          </table:table-cell>
          <table:table-cell table:style-name="ce2" table:formula="oooc:=CHAR(com.sun.star.sheet.addin.Analysis.getRandbetween(33;122))" office:value-type="string" office:string-value="&gt;">
            <text:p>&gt;</text:p>
          </table:table-cell>
          <table:table-cell table:style-name="ce2" table:formula="oooc:=CHAR(com.sun.star.sheet.addin.Analysis.getRandbetween(33;122))" office:value-type="string" office:string-value="P">
            <text:p>P</text:p>
          </table:table-cell>
          <table:table-cell table:style-name="ce2" table:formula="oooc:=CHAR(com.sun.star.sheet.addin.Analysis.getRandbetween(33;122))" office:value-type="string" office:string-value="f">
            <text:p>f</text:p>
          </table:table-cell>
          <table:table-cell table:style-name="ce2" table:formula="oooc:=CHAR(com.sun.star.sheet.addin.Analysis.getRandbetween(33;122))" office:value-type="string" office:string-value="]">
            <text:p>]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K">
            <text:p>K</text:p>
          </table:table-cell>
          <table:table-cell table:style-name="ce2" table:formula="oooc:=CHAR(com.sun.star.sheet.addin.Analysis.getRandbetween(33;122))" office:value-type="string" office:string-value="x">
            <text:p>x</text:p>
          </table:table-cell>
          <table:table-cell table:style-name="ce2" table:formula="oooc:=CHAR(com.sun.star.sheet.addin.Analysis.getRandbetween(33;122))" office:value-type="string" office:string-value="6">
            <text:p>6</text:p>
          </table:table-cell>
          <table:table-cell table:style-name="ce2" table:formula="oooc:=CHAR(com.sun.star.sheet.addin.Analysis.getRandbetween(33;122))" office:value-type="string" office:string-value="]">
            <text:p>]</text:p>
          </table:table-cell>
          <table:table-cell table:style-name="ce2" table:formula="oooc:=CHAR(com.sun.star.sheet.addin.Analysis.getRandbetween(33;122))" office:value-type="string" office:string-value="O">
            <text:p>O</text:p>
          </table:table-cell>
          <table:table-cell table:style-name="ce2" table:formula="oooc:=CHAR(com.sun.star.sheet.addin.Analysis.getRandbetween(33;122))" office:value-type="string" office:string-value="D">
            <text:p>D</text:p>
          </table:table-cell>
          <table:table-cell table:style-name="ce2" table:formula="oooc:=CHAR(com.sun.star.sheet.addin.Analysis.getRandbetween(33;122))" office:value-type="string" office:string-value="R">
            <text:p>R</text:p>
          </table:table-cell>
          <table:table-cell table:style-name="ce2" table:formula="oooc:=CHAR(com.sun.star.sheet.addin.Analysis.getRandbetween(33;122))" office:value-type="string" office:string-value="6">
            <text:p>6</text:p>
          </table:table-cell>
          <table:table-cell table:style-name="ce2" table:number-columns-repeated="7"/>
          <table:table-cell table:style-name="ce29" table:number-columns-repeated="16"/>
          <table:table-cell table:style-name="ce2" table:number-columns-repeated="202"/>
        </table:table-row>
        <table:table-row table:style-name="ro1">
          <table:table-cell table:style-name="ce10"/>
          <table:table-cell table:style-name="ce2" table:number-columns-repeated="4"/>
          <table:table-cell table:style-name="ce2" table:formula="oooc:=CHAR(com.sun.star.sheet.addin.Analysis.getRandbetween(33;122))" office:value-type="string" office:string-value="g">
            <text:p>g</text:p>
          </table:table-cell>
          <table:table-cell table:style-name="ce2" table:formula="oooc:=CHAR(com.sun.star.sheet.addin.Analysis.getRandbetween(33;122))" office:value-type="string" office:string-value="O">
            <text:p>O</text:p>
          </table:table-cell>
          <table:table-cell table:style-name="ce2" table:formula="oooc:=CHAR(com.sun.star.sheet.addin.Analysis.getRandbetween(33;122))" office:value-type="string" office:string-value=")">
            <text:p>)</text:p>
          </table:table-cell>
          <table:table-cell table:style-name="ce2" table:formula="oooc:=CHAR(com.sun.star.sheet.addin.Analysis.getRandbetween(33;122))" office:value-type="string" office:string-value="c">
            <text:p>c</text:p>
          </table:table-cell>
          <table:table-cell table:style-name="ce2" table:formula="oooc:=CHAR(com.sun.star.sheet.addin.Analysis.getRandbetween(33;122))" office:value-type="string" office:string-value="r">
            <text:p>r</text:p>
          </table:table-cell>
          <table:table-cell table:style-name="ce2" table:formula="oooc:=CHAR(com.sun.star.sheet.addin.Analysis.getRandbetween(33;122))" office:value-type="string" office:string-value="(">
            <text:p>(</text:p>
          </table:table-cell>
          <table:table-cell table:style-name="ce2" table:formula="oooc:=CHAR(com.sun.star.sheet.addin.Analysis.getRandbetween(33;122))" office:value-type="string" office:string-value=",">
            <text:p>,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s">
            <text:p>s</text:p>
          </table:table-cell>
          <table:table-cell table:style-name="ce2" table:formula="oooc:=CHAR(com.sun.star.sheet.addin.Analysis.getRandbetween(33;122))" office:value-type="string" office:string-value="E">
            <text:p>E</text:p>
          </table:table-cell>
          <table:table-cell table:style-name="ce2" table:formula="oooc:=CHAR(com.sun.star.sheet.addin.Analysis.getRandbetween(33;122))" office:value-type="string" office:string-value=",">
            <text:p>,</text:p>
          </table:table-cell>
          <table:table-cell table:style-name="ce2" table:formula="oooc:=CHAR(com.sun.star.sheet.addin.Analysis.getRandbetween(33;122))" office:value-type="string" office:string-value="x">
            <text:p>x</text:p>
          </table:table-cell>
          <table:table-cell table:style-name="ce2" table:formula="oooc:=CHAR(com.sun.star.sheet.addin.Analysis.getRandbetween(33;122))" office:value-type="string" office:string-value="@">
            <text:p>@</text:p>
          </table:table-cell>
          <table:table-cell table:style-name="ce2" table:formula="oooc:=CHAR(com.sun.star.sheet.addin.Analysis.getRandbetween(33;122))" office:value-type="string" office:string-value="&quot;">
            <text:p>"</text:p>
          </table:table-cell>
          <table:table-cell table:style-name="ce2" table:formula="oooc:=CHAR(com.sun.star.sheet.addin.Analysis.getRandbetween(33;122))" office:value-type="string" office:string-value="K">
            <text:p>K</text:p>
          </table:table-cell>
          <table:table-cell table:style-name="ce2" table:formula="oooc:=CHAR(com.sun.star.sheet.addin.Analysis.getRandbetween(33;122))" office:value-type="string" office:string-value="^">
            <text:p>^</text:p>
          </table:table-cell>
          <table:table-cell table:style-name="ce2" table:formula="oooc:=CHAR(com.sun.star.sheet.addin.Analysis.getRandbetween(33;122))" office:value-type="string" office:string-value="!">
            <text:p>!</text:p>
          </table:table-cell>
          <table:table-cell table:style-name="ce2" table:formula="oooc:=CHAR(com.sun.star.sheet.addin.Analysis.getRandbetween(33;122))" office:value-type="string" office:string-value="S">
            <text:p>S</text:p>
          </table:table-cell>
          <table:table-cell table:style-name="ce2" table:formula="oooc:=CHAR(com.sun.star.sheet.addin.Analysis.getRandbetween(33;122))" office:value-type="string" office:string-value="V">
            <text:p>V</text:p>
          </table:table-cell>
          <table:table-cell table:style-name="ce2" table:formula="oooc:=CHAR(com.sun.star.sheet.addin.Analysis.getRandbetween(33;122))" office:value-type="string" office:string-value=",">
            <text:p>,</text:p>
          </table:table-cell>
          <table:table-cell table:style-name="ce2" table:formula="oooc:=CHAR(com.sun.star.sheet.addin.Analysis.getRandbetween(33;122))" office:value-type="string" office:string-value="r">
            <text:p>r</text:p>
          </table:table-cell>
          <table:table-cell table:style-name="ce2" table:formula="oooc:=CHAR(com.sun.star.sheet.addin.Analysis.getRandbetween(33;122))" office:value-type="string" office:string-value=")">
            <text:p>)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+">
            <text:p>+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number-columns-repeated="7"/>
          <table:table-cell table:style-name="ce29" table:number-columns-repeated="16"/>
          <table:table-cell table:style-name="ce2" table:number-columns-repeated="202"/>
        </table:table-row>
        <table:table-row table:style-name="ro1">
          <table:table-cell table:style-name="ce11"/>
          <table:table-cell table:style-name="ce2" table:number-columns-repeated="4"/>
          <table:table-cell table:style-name="ce2" table:formula="oooc:=CHAR(com.sun.star.sheet.addin.Analysis.getRandbetween(33;122))" office:value-type="string" office:string-value="*">
            <text:p>*</text:p>
          </table:table-cell>
          <table:table-cell table:style-name="ce2" table:formula="oooc:=CHAR(com.sun.star.sheet.addin.Analysis.getRandbetween(33;122))" office:value-type="string" office:string-value="V">
            <text:p>V</text:p>
          </table:table-cell>
          <table:table-cell table:style-name="ce2" table:formula="oooc:=CHAR(com.sun.star.sheet.addin.Analysis.getRandbetween(33;122))" office:value-type="string" office:string-value="m">
            <text:p>m</text:p>
          </table:table-cell>
          <table:table-cell table:style-name="ce2" table:formula="oooc:=CHAR(com.sun.star.sheet.addin.Analysis.getRandbetween(33;122))" office:value-type="string" office:string-value="2">
            <text:p>2</text:p>
          </table:table-cell>
          <table:table-cell table:style-name="ce2" table:formula="oooc:=CHAR(com.sun.star.sheet.addin.Analysis.getRandbetween(33;122))" office:value-type="string" office:string-value="L">
            <text:p>L</text:p>
          </table:table-cell>
          <table:table-cell table:style-name="ce2" table:formula="oooc:=CHAR(com.sun.star.sheet.addin.Analysis.getRandbetween(33;122))" office:value-type="string" office:string-value="#">
            <text:p>#</text:p>
          </table:table-cell>
          <table:table-cell table:style-name="ce2" table:formula="oooc:=CHAR(com.sun.star.sheet.addin.Analysis.getRandbetween(33;122))" office:value-type="string" office:string-value="K">
            <text:p>K</text:p>
          </table:table-cell>
          <table:table-cell table:style-name="ce2" table:formula="oooc:=CHAR(com.sun.star.sheet.addin.Analysis.getRandbetween(33;122))" office:value-type="string" office:string-value="U">
            <text:p>U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[">
            <text:p>[</text:p>
          </table:table-cell>
          <table:table-cell table:style-name="ce2" table:formula="oooc:=CHAR(com.sun.star.sheet.addin.Analysis.getRandbetween(33;122))" office:value-type="string" office:string-value="o">
            <text:p>o</text:p>
          </table:table-cell>
          <table:table-cell table:style-name="ce2" table:formula="oooc:=CHAR(com.sun.star.sheet.addin.Analysis.getRandbetween(33;122))" office:value-type="string" office:string-value="Y">
            <text:p>Y</text:p>
          </table:table-cell>
          <table:table-cell table:style-name="ce2" table:formula="oooc:=CHAR(com.sun.star.sheet.addin.Analysis.getRandbetween(33;122))" office:value-type="string" office:string-value="F">
            <text:p>F</text:p>
          </table:table-cell>
          <table:table-cell table:style-name="ce2" table:formula="oooc:=CHAR(com.sun.star.sheet.addin.Analysis.getRandbetween(33;122))" office:value-type="string" office:string-value=":">
            <text:p>:</text:p>
          </table:table-cell>
          <table:table-cell table:style-name="ce2" table:formula="oooc:=CHAR(com.sun.star.sheet.addin.Analysis.getRandbetween(33;122))" office:value-type="string" office:string-value="B">
            <text:p>B</text:p>
          </table:table-cell>
          <table:table-cell table:style-name="ce2" table:formula="oooc:=CHAR(com.sun.star.sheet.addin.Analysis.getRandbetween(33;122))" office:value-type="string" office:string-value="V">
            <text:p>V</text:p>
          </table:table-cell>
          <table:table-cell table:style-name="ce2" table:formula="oooc:=CHAR(com.sun.star.sheet.addin.Analysis.getRandbetween(33;122))" office:value-type="string" office:string-value="F">
            <text:p>F</text:p>
          </table:table-cell>
          <table:table-cell table:style-name="ce2" table:formula="oooc:=CHAR(com.sun.star.sheet.addin.Analysis.getRandbetween(33;122))" office:value-type="string" office:string-value="p">
            <text:p>p</text:p>
          </table:table-cell>
          <table:table-cell table:style-name="ce2" table:formula="oooc:=CHAR(com.sun.star.sheet.addin.Analysis.getRandbetween(33;122))" office:value-type="string" office:string-value="q">
            <text:p>q</text:p>
          </table:table-cell>
          <table:table-cell table:style-name="ce2" table:formula="oooc:=CHAR(com.sun.star.sheet.addin.Analysis.getRandbetween(33;122))" office:value-type="string" office:string-value="Y">
            <text:p>Y</text:p>
          </table:table-cell>
          <table:table-cell table:style-name="ce2" table:formula="oooc:=CHAR(com.sun.star.sheet.addin.Analysis.getRandbetween(33;122))" office:value-type="string" office:string-value="`">
            <text:p>`</text:p>
          </table:table-cell>
          <table:table-cell table:style-name="ce2" table:formula="oooc:=CHAR(com.sun.star.sheet.addin.Analysis.getRandbetween(33;122))" office:value-type="string" office:string-value="N">
            <text:p>N</text:p>
          </table:table-cell>
          <table:table-cell table:style-name="ce2" table:formula="oooc:=CHAR(com.sun.star.sheet.addin.Analysis.getRandbetween(33;122))" office:value-type="string" office:string-value="o">
            <text:p>o</text:p>
          </table:table-cell>
          <table:table-cell table:style-name="ce2" table:formula="oooc:=CHAR(com.sun.star.sheet.addin.Analysis.getRandbetween(33;122))" office:value-type="string" office:string-value=";">
            <text:p>;</text:p>
          </table:table-cell>
          <table:table-cell table:style-name="ce2" table:formula="oooc:=CHAR(com.sun.star.sheet.addin.Analysis.getRandbetween(33;122))" office:value-type="string" office:string-value="C">
            <text:p>C</text:p>
          </table:table-cell>
          <table:table-cell table:style-name="ce2" table:formula="oooc:=CHAR(com.sun.star.sheet.addin.Analysis.getRandbetween(33;122))" office:value-type="string" office:string-value="`">
            <text:p>`</text:p>
          </table:table-cell>
          <table:table-cell table:style-name="ce2" table:number-columns-repeated="7"/>
          <table:table-cell table:style-name="ce29" table:number-columns-repeated="16"/>
          <table:table-cell table:style-name="ce2" table:number-columns-repeated="202"/>
        </table:table-row>
        <table:table-row table:style-name="ro1" table:number-rows-repeated="4">
          <table:table-cell table:style-name="ce2" table:number-columns-repeated="256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1">21.03.2007</text:date>, <text:time>20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arkus Birth</meta:initial-creator>
    <meta:creation-date>2007-03-21T18:14:46</meta:creation-date>
    <dc:creator>Markus Birth</dc:creator>
    <dc:date>2007-03-21T20:40:21</dc:date>
    <dc:language>de-DE</dc:language>
    <meta:editing-cycles>14</meta:editing-cycles>
    <meta:editing-duration>PT2H25M43S</meta:editing-duration>
    <meta:user-defined meta:name="Info 1"/>
    <meta:user-defined meta:name="Info 2"/>
    <meta:user-defined meta:name="Info 3"/>
    <meta:user-defined meta:name="Info 4"/>
    <meta:document-statistic meta:table-count="1" meta:cell-count="489" meta:object-count="1"/>
  </office:meta>
</office:document-meta>
</file>